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3" style:family="table">
      <style:table-properties style:width="4.6cm" table:align="left"/>
    </style:style>
    <style:style style:name="Tabela3.A" style:family="table-column">
      <style:table-column-properties style:column-width="2.395cm"/>
    </style:style>
    <style:style style:name="Tabela3.B" style:family="table-column">
      <style:table-column-properties style:column-width="2.205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8.805cm" table:align="left"/>
    </style:style>
    <style:style style:name="Tabela4.A" style:family="table-column">
      <style:table-column-properties style:column-width="4.807cm"/>
    </style:style>
    <style:style style:name="Tabela4.B" style:family="table-column">
      <style:table-column-properties style:column-width="3.99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8.805cm" table:align="left"/>
    </style:style>
    <style:style style:name="Tabela5.A" style:family="table-column">
      <style:table-column-properties style:column-width="4.807cm"/>
    </style:style>
    <style:style style:name="Tabela5.B" style:family="table-column">
      <style:table-column-properties style:column-width="3.999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b9021" officeooo:paragraph-rsid="000b9021" fo:background-color="transparen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e3131" officeooo:paragraph-rsid="000e3131" fo:background-color="transparen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f9100" officeooo:paragraph-rsid="000f9100" fo:background-color="transparen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f9100" officeooo:paragraph-rsid="001020a4" fo:background-color="transparen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11025" officeooo:paragraph-rsid="00111025" fo:background-color="transparen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f9100" officeooo:paragraph-rsid="000f9100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01a92" officeooo:paragraph-rsid="00101a92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11025" officeooo:paragraph-rsid="00111025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020a4" officeooo:paragraph-rsid="0011ecc4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1ecc4" officeooo:paragraph-rsid="001c527d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2c5a6" officeooo:paragraph-rsid="0012c5a6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44fed" officeooo:paragraph-rsid="00144fed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452bb" officeooo:paragraph-rsid="001452bb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634f6" officeooo:paragraph-rsid="001634f6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6bf87" officeooo:paragraph-rsid="0016bf87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83c55" officeooo:paragraph-rsid="00183c55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a1b28" officeooo:paragraph-rsid="001a1b28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ae507" officeooo:paragraph-rsid="001ae507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fb153" officeooo:paragraph-rsid="001fb153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fb153" officeooo:paragraph-rsid="002282a4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style:font-name="Courier New" fo:font-size="12pt" fo:font-weight="normal" officeooo:rsid="001fb153" officeooo:paragraph-rsid="00214cb5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000000" style:font-name="Courier New" fo:font-size="12pt" fo:font-weight="normal" officeooo:rsid="00214cb5" officeooo:paragraph-rsid="00214cb5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282a4" officeooo:paragraph-rsid="001fb153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style:font-name="Courier New" fo:font-size="12pt" fo:font-weight="normal" officeooo:rsid="002282a4" officeooo:paragraph-rsid="002282a4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45c50" officeooo:paragraph-rsid="00245c50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61b83" officeooo:paragraph-rsid="00261b83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6223e" officeooo:paragraph-rsid="0026223e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681ba" officeooo:paragraph-rsid="002681ba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6f56a" officeooo:paragraph-rsid="0026f56a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91f52" officeooo:paragraph-rsid="00291f52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a4aa5" officeooo:paragraph-rsid="002a4aa5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b2507" officeooo:paragraph-rsid="002b2507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c6932" officeooo:paragraph-rsid="002c6932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da822" officeooo:paragraph-rsid="002da822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f0e1e" officeooo:paragraph-rsid="002f0e1e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072ab" officeooo:paragraph-rsid="003072ab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15f0f" officeooo:paragraph-rsid="00315f0f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17731" officeooo:paragraph-rsid="00317731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solid" style:text-underline-width="auto" style:text-underline-color="font-color" fo:font-weight="bold" officeooo:rsid="000f9100" officeooo:paragraph-rsid="000f9100" fo:background-color="transparent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solid" style:text-underline-width="auto" style:text-underline-color="font-color" fo:font-weight="bold" officeooo:rsid="000e3131" officeooo:paragraph-rsid="000e3131" fo:background-color="transparent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020a4" officeooo:paragraph-rsid="001020a4" fo:background-color="transparent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01a92" officeooo:paragraph-rsid="00101a92" fo:background-color="transparent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1ecc4" officeooo:paragraph-rsid="0011ecc4" fo:background-color="transparent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44fed" officeooo:paragraph-rsid="00144fed" fo:background-color="transparent" style:font-size-asian="12pt" style:font-weight-asian="bold" style:font-size-complex="12pt" style:font-weight-complex="bold"/>
    </style:style>
    <style:style style:name="P45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83c55" officeooo:paragraph-rsid="00183c55" fo:background-color="transparent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c527d" officeooo:paragraph-rsid="001c527d" fo:background-color="transparent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ae507" officeooo:paragraph-rsid="001ae507" fo:background-color="transparent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e4e5e" officeooo:paragraph-rsid="002282a4" fo:background-color="transparent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fb153" officeooo:paragraph-rsid="002282a4" fo:background-color="transparent" style:font-size-asian="12pt" style:font-weight-asian="bold" style:font-size-complex="12pt" style:font-weight-complex="bold"/>
    </style:style>
    <style:style style:name="P50" style:family="paragraph" style:parent-style-name="Standard">
      <style:paragraph-properties fo:text-align="center" style:justify-single-word="false"/>
      <style:text-properties fo:color="#000000" style:font-name="Courier New" fo:font-size="12pt" fo:font-weight="bold" officeooo:rsid="001fb153" officeooo:paragraph-rsid="00214cb5" fo:background-color="transparent" style:font-size-asian="12pt" style:font-weight-asian="bold" style:font-size-complex="12pt" style:font-weight-complex="bold"/>
    </style:style>
    <style:style style:name="P51" style:family="paragraph" style:parent-style-name="Standard">
      <style:paragraph-properties fo:text-align="center" style:justify-single-word="false"/>
      <style:text-properties fo:color="#000000" style:font-name="Courier New" fo:font-size="12pt" fo:font-weight="bold" officeooo:rsid="002282a4" officeooo:paragraph-rsid="002282a4" fo:background-color="transparent" style:font-size-asian="12pt" style:font-weight-asian="bold" style:font-size-complex="12pt" style:font-weight-complex="bold"/>
    </style:style>
    <style:style style:name="P52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261b83" officeooo:paragraph-rsid="00261b83" fo:background-color="transparent" style:font-size-asian="12pt" style:font-weight-asian="bold" style:font-size-complex="12pt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261b83" officeooo:paragraph-rsid="0026223e" fo:background-color="transparent" style:font-size-asian="12pt" style:font-weight-asian="bold" style:font-size-complex="12pt" style:font-weight-complex="bold"/>
    </style:style>
    <style:style style:name="P54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2681ba" officeooo:paragraph-rsid="002681ba" fo:background-color="transparent" style:font-size-asian="12pt" style:font-weight-asian="bold" style:font-size-complex="12pt" style:font-weight-complex="bold"/>
    </style:style>
    <style:style style:name="P55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2a4aa5" officeooo:paragraph-rsid="002a4aa5" fo:background-color="transparent" style:font-size-asian="12pt" style:font-weight-asian="bold" style:font-size-complex="12pt" style:font-weight-complex="bold"/>
    </style:style>
    <style:style style:name="P56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315f0f" officeooo:paragraph-rsid="00315f0f" fo:background-color="transparent" style:font-size-asian="12pt" style:font-weight-asian="bold" style:font-size-complex="12pt" style:font-weight-complex="bold"/>
    </style:style>
    <style:style style:name="P57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3167e2" officeooo:paragraph-rsid="003167e2" fo:background-color="transparent" style:font-size-asian="12pt" style:font-weight-asian="bold" style:font-size-complex="12pt" style:font-weight-complex="bold"/>
    </style:style>
    <style:style style:name="P58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c527d" officeooo:paragraph-rsid="001c527d" fo:background-color="#ff8000" style:font-size-asian="12pt" style:font-weight-asian="bold" style:font-size-complex="12pt" style:font-weight-complex="bold"/>
    </style:style>
    <style:style style:name="P59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c527d" officeooo:paragraph-rsid="002282a4" fo:background-color="#ff8000" style:font-size-asian="12pt" style:font-weight-asian="bold" style:font-size-complex="12pt" style:font-weight-complex="bold"/>
    </style:style>
    <style:style style:name="P60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1e4e5e" officeooo:paragraph-rsid="001e4e5e" fo:background-color="transparent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3316a5" officeooo:paragraph-rsid="003316a5" fo:background-color="transparent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33a814" officeooo:paragraph-rsid="0033a814" fo:background-color="transparent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bold" officeooo:rsid="001e4e5e" officeooo:paragraph-rsid="001e4e5e" fo:background-color="transparent" style:font-size-asian="12pt" style:font-weight-asian="bold" style:font-size-complex="12pt" style:font-weight-complex="bold"/>
    </style:style>
    <style:style style:name="P64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bold" officeooo:rsid="003316a5" officeooo:paragraph-rsid="003316a5" fo:background-color="transparent" style:font-size-asian="12pt" style:font-weight-asian="bold" style:font-size-complex="12pt" style:font-weight-complex="bold"/>
    </style:style>
    <style:style style:name="P65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bold" officeooo:rsid="0033a814" officeooo:paragraph-rsid="0033a814" fo:background-color="transparent" style:font-size-asian="12pt" style:font-weight-asian="bold" style:font-size-complex="12pt" style:font-weight-complex="bold"/>
    </style:style>
    <style:style style:name="P66" style:family="paragraph" style:parent-style-name="Standard">
      <style:paragraph-properties fo:text-align="justify" style:justify-single-word="false"/>
      <style:text-properties style:font-name="Courier New" fo:font-weight="bold" officeooo:rsid="000b9021" officeooo:paragraph-rsid="000b9021" style:font-weight-asian="bold" style:font-weight-complex="bold"/>
    </style:style>
    <style:style style:name="P67" style:family="paragraph" style:parent-style-name="Standard">
      <style:paragraph-properties fo:text-align="justify" style:justify-single-word="false"/>
      <style:text-properties style:font-name="Courier New" officeooo:rsid="000b9021" officeooo:paragraph-rsid="000b9021"/>
    </style:style>
    <style:style style:name="P68" style:family="paragraph" style:parent-style-name="Standard">
      <style:paragraph-properties fo:text-align="center" style:justify-single-word="false"/>
      <style:text-properties style:font-name="Courier New" fo:font-size="16pt" style:text-underline-style="solid" style:text-underline-width="auto" style:text-underline-color="font-color" fo:font-weight="bold" officeooo:rsid="000b9021" officeooo:paragraph-rsid="000b9021" style:font-size-asian="16pt" style:font-weight-asian="bold" style:font-size-complex="16pt" style:font-weight-complex="bold"/>
    </style:style>
    <style:style style:name="P69" style:family="paragraph" style:parent-style-name="Standard">
      <style:paragraph-properties fo:text-align="justify" style:justify-single-word="false"/>
      <style:text-properties style:font-name="Courier New" fo:font-size="10pt" fo:font-weight="normal" officeooo:rsid="00144fed" officeooo:paragraph-rsid="00144fed" fo:background-color="#1e1e1e" style:font-size-asian="10pt" style:font-weight-asian="normal" style:font-size-complex="10pt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Courier New" fo:font-size="10pt" fo:font-weight="normal" officeooo:rsid="001452bb" officeooo:paragraph-rsid="001452bb" fo:background-color="#1e1e1e" style:font-size-asian="10pt" style:font-weight-asian="normal" style:font-size-complex="10pt" style:font-weight-complex="normal"/>
    </style:style>
    <style:style style:name="P71" style:family="paragraph" style:parent-style-name="Standard">
      <style:paragraph-properties style:line-height-at-least="0.503cm"/>
      <style:text-properties style:font-name="Courier New" fo:font-size="10pt" fo:font-weight="normal" fo:background-color="#1e1e1e" style:font-size-asian="10pt" style:font-size-complex="10pt"/>
    </style:style>
    <style:style style:name="P72" style:family="paragraph" style:parent-style-name="Standard">
      <style:paragraph-properties fo:text-align="justify" style:justify-single-word="false"/>
      <style:text-properties style:font-name="Courier New" fo:font-size="10pt" fo:font-weight="normal" officeooo:rsid="001634f6" officeooo:paragraph-rsid="001634f6" style:font-size-asian="10pt" style:font-weight-asian="normal" style:font-size-complex="10pt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Courier New" fo:font-size="10pt" fo:font-weight="normal" officeooo:rsid="0016bf87" officeooo:paragraph-rsid="0016bf87" style:font-size-asian="10pt" style:font-weight-asian="normal" style:font-size-complex="10pt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Courier New" fo:font-size="10pt" fo:font-weight="normal" officeooo:rsid="00183c55" officeooo:paragraph-rsid="00183c55" style:font-size-asian="10pt" style:font-weight-asian="normal" style:font-size-complex="10pt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Courier New" fo:font-size="10pt" officeooo:rsid="001634f6" officeooo:paragraph-rsid="001634f6" style:font-size-asian="10pt" style:font-size-complex="10pt"/>
    </style:style>
    <style:style style:name="P76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0b9021" officeooo:paragraph-rsid="000b9021" fo:background-color="#1e1e1e" style:font-size-asian="10pt" style:font-size-complex="10pt"/>
    </style:style>
    <style:style style:name="P77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0e3131" officeooo:paragraph-rsid="000e3131" fo:background-color="#1e1e1e" style:font-size-asian="10pt" style:font-size-complex="10pt"/>
    </style:style>
    <style:style style:name="P78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79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2b2507" officeooo:paragraph-rsid="002b2507" fo:background-color="#1e1e1e" style:font-size-asian="10pt" style:font-weight-asian="normal" style:font-size-complex="10pt" style:font-weight-complex="normal"/>
    </style:style>
    <style:style style:name="P80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2c6932" officeooo:paragraph-rsid="002c6932" fo:background-color="#1e1e1e" style:font-size-asian="10pt" style:font-weight-asian="normal" style:font-size-complex="10pt" style:font-weight-complex="normal"/>
    </style:style>
    <style:style style:name="P81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2c6932" officeooo:paragraph-rsid="002cb4f9" fo:background-color="#1e1e1e" style:font-size-asian="10pt" style:font-weight-asian="normal" style:font-size-complex="10pt" style:font-weight-complex="normal"/>
    </style:style>
    <style:style style:name="P82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2da822" officeooo:paragraph-rsid="002da822" fo:background-color="#1e1e1e" style:font-size-asian="10pt" style:font-weight-asian="normal" style:font-size-complex="10pt" style:font-weight-complex="normal"/>
    </style:style>
    <style:style style:name="P83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317731" officeooo:paragraph-rsid="00317731" fo:background-color="#1e1e1e" style:font-size-asian="10pt" style:font-weight-asian="normal" style:font-size-complex="10pt" style:font-weight-complex="normal"/>
    </style:style>
    <style:style style:name="P84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3167e2" officeooo:paragraph-rsid="003167e2" fo:background-color="#1e1e1e" style:font-size-asian="10pt" style:font-weight-asian="bold" style:font-size-complex="10pt" style:font-weight-complex="bold"/>
    </style:style>
    <style:style style:name="P85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86" style:family="paragraph" style:parent-style-name="Standard">
      <style:paragraph-properties fo:text-align="justify" style:justify-single-word="false"/>
      <style:text-properties fo:color="#d4d4d4" style:font-name="Droid Sans Mono" fo:font-size="10.5pt" fo:font-weight="normal" officeooo:rsid="00315f0f" officeooo:paragraph-rsid="00315f0f" fo:background-color="#1e1e1e" style:font-size-asian="12pt" style:font-weight-asian="bold" style:font-size-complex="12pt" style:font-weight-complex="bold"/>
    </style:style>
    <style:style style:name="P87" style:family="paragraph" style:parent-style-name="Standard">
      <style:paragraph-properties fo:text-align="justify" style:justify-single-word="false"/>
      <style:text-properties fo:color="#d4d4d4" style:font-name="Courier New" fo:font-size="10pt" fo:font-weight="normal" officeooo:rsid="001452bb" officeooo:paragraph-rsid="001452bb" fo:background-color="#1e1e1e" style:font-size-asian="10pt" style:font-weight-asian="normal" style:font-size-complex="10pt" style:font-weight-complex="normal"/>
    </style:style>
    <style:style style:name="P88" style:family="paragraph" style:parent-style-name="Standard">
      <style:paragraph-properties fo:text-align="justify" style:justify-single-word="false"/>
      <style:text-properties fo:color="#6a9955" style:font-name="Droid Sans Mono" fo:font-size="10pt" fo:font-weight="normal" officeooo:rsid="000e3131" officeooo:paragraph-rsid="000e3131" fo:background-color="#1e1e1e" style:font-size-asian="10pt" style:font-size-complex="10pt"/>
    </style:style>
    <style:style style:name="P89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fo:font-weight="normal" fo:background-color="#1e1e1e" style:font-size-asian="10pt" style:font-size-complex="10pt"/>
    </style:style>
    <style:style style:name="P90" style:family="paragraph" style:parent-style-name="Standard">
      <style:paragraph-properties fo:text-align="justify" style:justify-single-word="false"/>
      <style:text-properties fo:font-size="10pt" officeooo:rsid="000b9021" officeooo:paragraph-rsid="000b9021" style:font-size-asian="10pt" style:font-size-complex="10pt"/>
    </style:style>
    <style:style style:name="P91" style:family="paragraph" style:parent-style-name="Standard">
      <style:paragraph-properties fo:text-align="justify" style:justify-single-word="false"/>
      <style:text-properties fo:font-weight="normal" officeooo:rsid="0016bf87" officeooo:paragraph-rsid="0016bf87" style:font-weight-asian="normal" style:font-weight-complex="normal"/>
    </style:style>
    <style:style style:name="P92" style:family="paragraph" style:parent-style-name="Standard">
      <style:paragraph-properties fo:text-align="justify" style:justify-single-word="false"/>
      <style:text-properties fo:font-weight="normal" officeooo:rsid="00183c55" officeooo:paragraph-rsid="00183c55" style:font-weight-asian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fo:font-weight="normal" officeooo:rsid="0012c5a6" officeooo:paragraph-rsid="0012c5a6" fo:background-color="transparent" style:font-weight-asian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fo:font-weight="normal" officeooo:rsid="00144fed" officeooo:paragraph-rsid="00144fed" fo:background-color="transparent" style:font-weight-asian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fo:font-weight="normal" officeooo:rsid="001452bb" officeooo:paragraph-rsid="001452bb" fo:background-color="transparent" style:font-weight-asian="normal" style:font-weight-complex="normal"/>
    </style:style>
    <style:style style:name="P96" style:family="paragraph" style:parent-style-name="Standard">
      <style:paragraph-properties fo:text-align="justify" style:justify-single-word="false"/>
      <style:text-properties fo:font-weight="normal" officeooo:rsid="001a1b28" officeooo:paragraph-rsid="001a1b28" fo:background-color="transparent" style:font-weight-asian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fo:font-weight="bold" officeooo:rsid="001634f6" officeooo:paragraph-rsid="001634f6" style:font-weight-asian="bold" style:font-weight-complex="bold"/>
    </style:style>
    <style:style style:name="P98" style:family="paragraph" style:parent-style-name="Standard">
      <style:paragraph-properties fo:text-align="justify" style:justify-single-word="false"/>
      <style:text-properties officeooo:rsid="001452bb" officeooo:paragraph-rsid="001452bb"/>
    </style:style>
    <style:style style:name="P99" style:family="paragraph" style:parent-style-name="Standard">
      <style:paragraph-properties fo:text-align="justify" style:justify-single-word="false"/>
      <style:text-properties officeooo:rsid="001634f6" officeooo:paragraph-rsid="001634f6"/>
    </style:style>
    <style:style style:name="P100" style:family="paragraph" style:parent-style-name="Standard">
      <style:paragraph-properties style:line-height-at-least="0.503cm"/>
      <style:text-properties fo:color="#ce9178" style:font-name="Droid Sans Mono" fo:font-size="12pt" fo:font-weight="normal" fo:background-color="#1e1e1e" style:font-size-asian="10.5pt" style:font-size-complex="12pt"/>
    </style:style>
    <style:style style:name="P101" style:family="paragraph" style:parent-style-name="Standard">
      <style:paragraph-properties style:line-height-at-least="0.503cm"/>
      <style:text-properties fo:color="#9cdcfe" style:font-name="Droid Sans Mono" fo:font-size="10.5pt" fo:font-weight="normal" fo:background-color="#1e1e1e"/>
    </style:style>
    <style:style style:name="P102" style:family="paragraph" style:parent-style-name="Table_20_Contents">
      <style:paragraph-properties fo:text-align="center" style:justify-single-word="false"/>
      <style:text-properties style:font-name="Courier New" fo:font-size="12pt" officeooo:rsid="00214cb5" officeooo:paragraph-rsid="00214cb5" style:font-size-asian="12pt" style:font-size-complex="12pt"/>
    </style:style>
    <style:style style:name="P103" style:family="paragraph" style:parent-style-name="Table_20_Contents">
      <style:paragraph-properties fo:text-align="center" style:justify-single-word="false"/>
      <style:text-properties style:font-name="Courier New" fo:font-size="12pt" officeooo:rsid="002282a4" officeooo:paragraph-rsid="002282a4" style:font-size-asian="12pt" style:font-size-complex="12pt"/>
    </style:style>
    <style:style style:name="P104" style:family="paragraph" style:parent-style-name="Table_20_Contents">
      <style:paragraph-properties fo:text-align="center" style:justify-single-word="false"/>
      <style:text-properties style:font-name="Courier New" fo:font-size="12pt" officeooo:rsid="0026223e" officeooo:paragraph-rsid="0026223e" style:font-size-asian="12pt" style:font-size-complex="12pt"/>
    </style:style>
    <style:style style:name="P105" style:family="paragraph" style:parent-style-name="Table_20_Contents">
      <style:paragraph-properties fo:text-align="center" style:justify-single-word="false"/>
      <style:text-properties style:font-name="Courier New" fo:font-size="12pt" style:font-size-asian="12pt" style:font-size-complex="12pt"/>
    </style:style>
    <style:style style:name="P106" style:family="paragraph" style:parent-style-name="Table_20_Contents">
      <style:paragraph-properties fo:text-align="center" style:justify-single-word="false"/>
      <style:text-properties style:font-name="Courier New" fo:font-size="12pt" fo:font-weight="bold" officeooo:rsid="00214cb5" officeooo:paragraph-rsid="00214cb5" style:font-size-asian="12pt" style:font-weight-asian="bold" style:font-size-complex="12pt" style:font-weight-complex="bold"/>
    </style:style>
    <style:style style:name="P107" style:family="paragraph" style:parent-style-name="Standard" style:list-style-name="L1">
      <style:paragraph-properties fo:text-align="justify" style:justify-single-word="false"/>
      <style:text-properties style:font-name="Courier New" fo:font-weight="bold" officeooo:rsid="000b9021" officeooo:paragraph-rsid="000b9021" fo:background-color="#ff8000" style:font-weight-asian="bold" style:font-weight-complex="bold"/>
    </style:style>
    <style:style style:name="P108" style:family="paragraph" style:parent-style-name="Standard" style:list-style-name="L2">
      <style:paragraph-properties fo:text-align="justify" style:justify-single-word="false"/>
      <style:text-properties fo:color="#000000" style:font-name="Courier New" fo:font-size="12pt" fo:font-weight="bold" officeooo:rsid="000e3131" officeooo:paragraph-rsid="000e3131" fo:background-color="#ff8000" style:font-size-asian="12pt" style:font-weight-asian="bold" style:font-size-complex="12pt" style:font-weight-complex="bold"/>
    </style:style>
    <style:style style:name="P109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1c527d" officeooo:paragraph-rsid="001c527d" fo:background-color="#ff8000" style:font-size-asian="12pt" style:font-weight-asian="bold" style:font-size-complex="12pt" style:font-weight-complex="bold"/>
    </style:style>
    <style:style style:name="P110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1e4e5e" officeooo:paragraph-rsid="001e4e5e" fo:background-color="#ff8000" style:font-size-asian="12pt" style:font-weight-asian="bold" style:font-size-complex="12pt" style:font-weight-complex="bold"/>
    </style:style>
    <style:style style:name="P111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245c50" officeooo:paragraph-rsid="00245c50" fo:background-color="#ff8000" style:font-size-asian="12pt" style:font-weight-asian="bold" style:font-size-complex="12pt" style:font-weight-complex="bold"/>
    </style:style>
    <style:style style:name="P112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291f52" officeooo:paragraph-rsid="00291f52" fo:background-color="#ff8000" style:font-size-asian="12pt" style:font-weight-asian="bold" style:font-size-complex="12pt" style:font-weight-complex="bold"/>
    </style:style>
    <style:style style:name="P113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2ee246" officeooo:paragraph-rsid="002ee246" fo:background-color="#ff8000" style:font-size-asian="12pt" style:font-weight-asian="bold" style:font-size-complex="12pt" style:font-weight-complex="bold"/>
    </style:style>
    <style:style style:name="P114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378a36" officeooo:paragraph-rsid="00378a36" fo:background-color="#ff8000" style:font-size-asian="12pt" style:font-weight-asian="bold" style:font-size-complex="12pt" style:font-weight-complex="bold"/>
    </style:style>
    <style:style style:name="P115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378a36" officeooo:paragraph-rsid="003d4648" fo:background-color="#ff8000" style:font-size-asian="12pt" style:font-weight-asian="bold" style:font-size-complex="12pt" style:font-weight-complex="bold"/>
    </style:style>
    <style:style style:name="P116" style:family="paragraph" style:parent-style-name="Standard" style:list-style-name="L5">
      <style:paragraph-properties fo:text-align="justify" style:justify-single-word="false"/>
      <style:text-properties fo:color="#000000" style:font-name="Courier New" fo:font-size="12pt" fo:font-weight="bold" officeooo:rsid="00144fed" officeooo:paragraph-rsid="00144fed" fo:background-color="transparent" style:font-size-asian="12pt" style:font-weight-asian="bold" style:font-size-complex="12pt" style:font-weight-complex="bold"/>
    </style:style>
    <style:style style:name="P117" style:family="paragraph" style:parent-style-name="Standard" style:list-style-name="L6">
      <style:paragraph-properties fo:text-align="justify" style:justify-single-word="false"/>
      <style:text-properties fo:color="#000000" style:font-name="Courier New" fo:font-size="12pt" fo:font-weight="bold" officeooo:rsid="001452bb" officeooo:paragraph-rsid="001452bb" fo:background-color="transparent" style:font-size-asian="12pt" style:font-weight-asian="bold" style:font-size-complex="12pt" style:font-weight-complex="bold"/>
    </style:style>
    <style:style style:name="P118" style:family="paragraph" style:parent-style-name="Standard" style:list-style-name="L8">
      <style:paragraph-properties fo:text-align="justify" style:justify-single-word="false"/>
      <style:text-properties fo:color="#000000" style:font-name="Courier New" fo:font-size="12pt" fo:font-weight="bold" officeooo:rsid="001e4e5e" officeooo:paragraph-rsid="001e4e5e" fo:background-color="transparent" style:font-size-asian="12pt" style:font-weight-asian="bold" style:font-size-complex="12pt" style:font-weight-complex="bold"/>
    </style:style>
    <style:style style:name="P119" style:family="paragraph" style:parent-style-name="Standard" style:list-style-name="L8">
      <style:paragraph-properties fo:text-align="justify" style:justify-single-word="false"/>
      <style:text-properties fo:color="#000000" style:font-name="Courier New" fo:font-size="12pt" fo:font-weight="bold" officeooo:rsid="002282a4" officeooo:paragraph-rsid="002282a4" fo:background-color="transparent" style:font-size-asian="12pt" style:font-weight-asian="bold" style:font-size-complex="12pt" style:font-weight-complex="bold"/>
    </style:style>
    <style:style style:name="P120" style:family="paragraph" style:parent-style-name="Standard" style:list-style-name="L9">
      <style:paragraph-properties fo:text-align="justify" style:justify-single-word="false"/>
      <style:text-properties fo:color="#000000" style:font-name="Courier New" fo:font-size="12pt" fo:font-weight="bold" officeooo:rsid="00245c50" officeooo:paragraph-rsid="00245c50" fo:background-color="transparent" style:font-size-asian="12pt" style:font-weight-asian="bold" style:font-size-complex="12pt" style:font-weight-complex="bold"/>
    </style:style>
    <style:style style:name="P121" style:family="paragraph" style:parent-style-name="Standard" style:list-style-name="L9">
      <style:paragraph-properties fo:text-align="justify" style:justify-single-word="false"/>
      <style:text-properties fo:color="#000000" style:font-name="Courier New" fo:font-size="12pt" fo:font-weight="bold" officeooo:rsid="00261b83" officeooo:paragraph-rsid="00261b83" fo:background-color="transparent" style:font-size-asian="12pt" style:font-weight-asian="bold" style:font-size-complex="12pt" style:font-weight-complex="bold"/>
    </style:style>
    <style:style style:name="P122" style:family="paragraph" style:parent-style-name="Standard" style:list-style-name="L11">
      <style:paragraph-properties fo:text-align="justify" style:justify-single-word="false"/>
      <style:text-properties fo:color="#000000" style:font-name="Courier New" fo:font-size="12pt" fo:font-weight="bold" officeooo:rsid="002b2507" officeooo:paragraph-rsid="002b2507" fo:background-color="transparent" style:font-size-asian="12pt" style:font-weight-asian="bold" style:font-size-complex="12pt" style:font-weight-complex="bold"/>
    </style:style>
    <style:style style:name="P123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317731" officeooo:paragraph-rsid="00317731" fo:background-color="transparent" style:font-size-asian="12pt" style:font-weight-asian="bold" style:font-size-complex="12pt" style:font-weight-complex="bold"/>
    </style:style>
    <style:style style:name="P124" style:family="paragraph" style:parent-style-name="Standard" style:list-style-name="L3">
      <style:paragraph-properties fo:text-align="justify" style:justify-single-word="false"/>
      <style:text-properties fo:color="#000000" style:font-name="Courier New" fo:font-size="12pt" fo:font-weight="normal" officeooo:rsid="00101a92" officeooo:paragraph-rsid="00101a92" fo:background-color="transparent" style:font-size-asian="12pt" style:font-weight-asian="normal" style:font-size-complex="12pt" style:font-weight-complex="normal"/>
    </style:style>
    <style:style style:name="P125" style:family="paragraph" style:parent-style-name="Standard" style:list-style-name="L3">
      <style:paragraph-properties fo:text-align="justify" style:justify-single-word="false"/>
      <style:text-properties fo:color="#000000" style:font-name="Courier New" fo:font-size="12pt" fo:font-weight="normal" officeooo:rsid="001020a4" officeooo:paragraph-rsid="001020a4" fo:background-color="transparent" style:font-size-asian="12pt" style:font-weight-asian="normal" style:font-size-complex="12pt" style:font-weight-complex="normal"/>
    </style:style>
    <style:style style:name="P126" style:family="paragraph" style:parent-style-name="Standard" style:list-style-name="L3">
      <style:paragraph-properties fo:text-align="justify" style:justify-single-word="false"/>
      <style:text-properties fo:color="#000000" style:font-name="Courier New" fo:font-size="12pt" fo:font-weight="normal" officeooo:rsid="001020a4" officeooo:paragraph-rsid="0011ecc4" fo:background-color="transparent" style:font-size-asian="12pt" style:font-weight-asian="normal" style:font-size-complex="12pt" style:font-weight-complex="normal"/>
    </style:style>
    <style:style style:name="P127" style:family="paragraph" style:parent-style-name="Standard" style:list-style-name="L10">
      <style:paragraph-properties fo:text-align="justify" style:justify-single-word="false"/>
      <style:text-properties fo:color="#000000" style:font-name="Courier New" fo:font-size="12pt" fo:font-weight="normal" officeooo:rsid="002a4aa5" officeooo:paragraph-rsid="002a4aa5" fo:background-color="transparent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d4648" officeooo:paragraph-rsid="003d4648" fo:background-color="transparent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378a36" officeooo:paragraph-rsid="002ee246" fo:background-color="transparent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378a36" officeooo:paragraph-rsid="00378a36" fo:background-color="transparent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33a814" officeooo:paragraph-rsid="0033a814" fo:background-color="transparent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3bd56f" officeooo:paragraph-rsid="003bd56f" fo:background-color="transparent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bold" officeooo:rsid="00378a36" officeooo:paragraph-rsid="00378a36" fo:background-color="transparent" style:font-size-asian="12pt" style:font-weight-asian="bold" style:font-size-complex="12pt" style:font-weight-complex="bold"/>
    </style:style>
    <style:style style:name="P134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bold" officeooo:rsid="003ac07b" officeooo:paragraph-rsid="003ac07b" fo:background-color="transparent" style:font-size-asian="12pt" style:font-weight-asian="bold" style:font-size-complex="12pt" style:font-weight-complex="bold"/>
    </style:style>
    <style:style style:name="P135" style:family="paragraph" style:parent-style-name="Standard" style:list-style-name="L3">
      <style:paragraph-properties fo:text-align="justify" style:justify-single-word="false"/>
      <style:text-properties officeooo:paragraph-rsid="00101a92"/>
    </style:style>
    <style:style style:name="P136" style:family="paragraph" style:parent-style-name="Standard" style:list-style-name="L4">
      <style:paragraph-properties fo:text-align="justify" style:justify-single-word="false"/>
      <style:text-properties officeooo:paragraph-rsid="0011ecc4"/>
    </style:style>
    <style:style style:name="P137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33a814" officeooo:paragraph-rsid="0033a814" fo:background-color="#1e1e1e" style:font-size-asian="10pt" style:font-weight-asian="normal" style:font-size-complex="10pt" style:font-weight-complex="normal"/>
    </style:style>
    <style:style style:name="P138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378a36" officeooo:paragraph-rsid="002ee246" fo:background-color="#1e1e1e" style:font-size-asian="10pt" style:font-weight-asian="normal" style:font-size-complex="10pt" style:font-weight-complex="normal"/>
    </style:style>
    <style:style style:name="P139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140" style:family="paragraph" style:parent-style-name="Standard">
      <style:paragraph-properties style:line-height-at-least="0.503cm"/>
      <style:text-properties fo:color="#d4d4d4" style:font-name="Droid Sans Mono" fo:font-size="10pt" fo:font-weight="normal" officeooo:paragraph-rsid="003d4648" fo:background-color="#1e1e1e" style:font-size-asian="10pt" style:font-size-complex="10pt"/>
    </style:style>
    <style:style style:name="P141" style:family="paragraph" style:parent-style-name="Standard">
      <style:paragraph-properties style:line-height-at-least="0.503cm"/>
      <style:text-properties fo:font-size="10pt" style:font-size-asian="10pt" style:font-size-complex="10pt"/>
    </style:style>
    <style:style style:name="T1" style:family="text">
      <style:text-properties fo:color="#9cdcfe"/>
    </style:style>
    <style:style style:name="T2" style:family="text">
      <style:text-properties fo:color="#9cdcfe" style:font-name="Droid Sans Mono" fo:font-weight="normal" fo:background-color="#1e1e1e" loext:char-shading-value="0"/>
    </style:style>
    <style:style style:name="T3" style:family="text">
      <style:text-properties fo:color="#9cdcfe" fo:font-weight="normal" fo:background-color="#1e1e1e" loext:char-shading-value="0"/>
    </style:style>
    <style:style style:name="T4" style:family="text">
      <style:text-properties fo:color="#9cdcfe" fo:background-color="#1e1e1e" loext:char-shading-value="0"/>
    </style:style>
    <style:style style:name="T5" style:family="text">
      <style:text-properties fo:color="#9cdcfe" officeooo:rsid="002cb4f9"/>
    </style:style>
    <style:style style:name="T6" style:family="text">
      <style:text-properties fo:color="#9cdcfe" officeooo:rsid="003d4648"/>
    </style:style>
    <style:style style:name="T7" style:family="text">
      <style:text-properties fo:color="#d4d4d4"/>
    </style:style>
    <style:style style:name="T8" style:family="text">
      <style:text-properties fo:color="#d4d4d4" style:font-name="Droid Sans Mono" fo:font-weight="normal" fo:background-color="#1e1e1e" loext:char-shading-value="0"/>
    </style:style>
    <style:style style:name="T9" style:family="text">
      <style:text-properties fo:color="#d4d4d4" fo:font-weight="normal" fo:background-color="#1e1e1e" loext:char-shading-value="0"/>
    </style:style>
    <style:style style:name="T10" style:family="text">
      <style:text-properties fo:color="#d4d4d4" fo:background-color="#1e1e1e" loext:char-shading-value="0"/>
    </style:style>
    <style:style style:name="T11" style:family="text">
      <style:text-properties fo:color="#dcdcaa"/>
    </style:style>
    <style:style style:name="T12" style:family="text">
      <style:text-properties fo:color="#dcdcaa" style:font-name="Droid Sans Mono" fo:font-weight="normal" fo:background-color="#1e1e1e" loext:char-shading-value="0"/>
    </style:style>
    <style:style style:name="T13" style:family="text">
      <style:text-properties fo:color="#dcdcaa" fo:font-weight="normal" fo:background-color="#1e1e1e" loext:char-shading-value="0"/>
    </style:style>
    <style:style style:name="T14" style:family="text">
      <style:text-properties fo:color="#dcdcaa" fo:background-color="#1e1e1e" loext:char-shading-value="0"/>
    </style:style>
    <style:style style:name="T15" style:family="text">
      <style:text-properties fo:color="#ce9178"/>
    </style:style>
    <style:style style:name="T16" style:family="text">
      <style:text-properties fo:color="#ce9178" style:font-name="Droid Sans Mono" fo:font-weight="normal" fo:background-color="#1e1e1e" loext:char-shading-value="0"/>
    </style:style>
    <style:style style:name="T17" style:family="text">
      <style:text-properties fo:color="#ce9178" fo:font-weight="normal" fo:background-color="#1e1e1e" loext:char-shading-value="0"/>
    </style:style>
    <style:style style:name="T18" style:family="text">
      <style:text-properties fo:color="#ce9178" fo:background-color="#1e1e1e" loext:char-shading-value="0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01a92" style:font-weight-asian="bold" style:font-weight-complex="bold"/>
    </style:style>
    <style:style style:name="T21" style:family="text">
      <style:text-properties fo:font-weight="bold" officeooo:rsid="001020a4" style:font-weight-asian="bold" style:font-weight-complex="bold"/>
    </style:style>
    <style:style style:name="T22" style:family="text">
      <style:text-properties fo:font-weight="bold" officeooo:rsid="001e4e5e" style:font-weight-asian="bold" style:font-weight-complex="bold"/>
    </style:style>
    <style:style style:name="T23" style:family="text">
      <style:text-properties fo:font-weight="bold" officeooo:rsid="002f0e1e" style:font-weight-asian="bold" style:font-weight-complex="bold"/>
    </style:style>
    <style:style style:name="T24" style:family="text">
      <style:text-properties officeooo:rsid="000e3131"/>
    </style:style>
    <style:style style:name="T25" style:family="text">
      <style:text-properties fo:color="#000000" style:font-name="Courier New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26" style:family="text">
      <style:text-properties fo:color="#000000" style:font-name="Courier New" fo:font-size="12pt" fo:font-weight="normal" officeooo:rsid="00101a92" fo:background-color="transparent" loext:char-shading-value="0" style:font-size-asian="12pt" style:font-weight-asian="normal" style:font-size-complex="12pt" style:font-weight-complex="normal"/>
    </style:style>
    <style:style style:name="T27" style:family="text">
      <style:text-properties fo:color="#000000" style:font-name="Courier New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28" style:family="text">
      <style:text-properties fo:color="#000000" style:font-name="Courier New" fo:font-size="12pt" fo:font-weight="bold" officeooo:rsid="00101a92" fo:background-color="transparent" loext:char-shading-value="0" style:font-size-asian="12pt" style:font-weight-asian="bold" style:font-size-complex="12pt" style:font-weight-complex="bold"/>
    </style:style>
    <style:style style:name="T29" style:family="text">
      <style:text-properties fo:color="#000000" style:font-name="Courier New" fo:font-size="12pt" fo:font-weight="bold" officeooo:rsid="000e3131" fo:background-color="#ff8000" loext:char-shading-value="0" style:font-size-asian="12pt" style:font-weight-asian="bold" style:font-size-complex="12pt" style:font-weight-complex="bold"/>
    </style:style>
    <style:style style:name="T30" style:family="text">
      <style:text-properties fo:color="#000000" style:font-name="Courier New" fo:font-size="12pt" fo:font-weight="bold" officeooo:rsid="0011ecc4" fo:background-color="#ff8000" loext:char-shading-value="0" style:font-size-asian="12pt" style:font-weight-asian="bold" style:font-size-complex="12pt" style:font-weight-complex="bold"/>
    </style:style>
    <style:style style:name="T31" style:family="text">
      <style:text-properties fo:color="#000000" style:font-name="Courier New" fo:font-size="12pt" fo:font-weight="bold" style:font-size-asian="12pt" style:font-weight-asian="bold" style:font-size-complex="12pt" style:font-weight-complex="bold"/>
    </style:style>
    <style:style style:name="T32" style:family="text">
      <style:text-properties fo:color="#000000" style:font-name="Courier New" fo:font-size="12pt" fo:background-color="transparent" loext:char-shading-value="0" style:font-size-asian="12pt" style:font-size-complex="12pt"/>
    </style:style>
    <style:style style:name="T33" style:family="text">
      <style:text-properties fo:color="#000000" style:font-name="Courier New" fo:font-size="12pt" officeooo:rsid="0016bf87" fo:background-color="transparent" loext:char-shading-value="0" style:font-size-asian="12pt" style:font-size-complex="12pt"/>
    </style:style>
    <style:style style:name="T34" style:family="text">
      <style:text-properties fo:color="#000000" style:font-name="Courier New" fo:font-size="12pt" officeooo:rsid="00183c55" fo:background-color="transparent" loext:char-shading-value="0" style:font-size-asian="12pt" style:font-size-complex="12pt"/>
    </style:style>
    <style:style style:name="T35" style:family="text">
      <style:text-properties fo:color="#000000" style:font-name="Courier New" fo:font-size="12pt" style:font-size-asian="12pt" style:font-size-complex="12pt"/>
    </style:style>
    <style:style style:name="T36" style:family="text">
      <style:text-properties fo:color="#000000" style:font-name="Courier New" fo:font-size="12pt" officeooo:rsid="001c527d" style:font-size-asian="12pt" style:font-size-complex="12pt"/>
    </style:style>
    <style:style style:name="T37" style:family="text">
      <style:text-properties fo:color="#000000" fo:font-weight="normal" fo:background-color="transparent" loext:char-shading-value="0" style:font-weight-asian="normal" style:font-weight-complex="normal"/>
    </style:style>
    <style:style style:name="T38" style:family="text">
      <style:text-properties fo:color="#000000" fo:font-weight="normal" officeooo:rsid="001e4e5e" fo:background-color="transparent" loext:char-shading-value="0" style:font-weight-asian="normal" style:font-weight-complex="normal"/>
    </style:style>
    <style:style style:name="T39" style:family="text">
      <style:text-properties officeooo:rsid="001020a4"/>
    </style:style>
    <style:style style:name="T40" style:family="text">
      <style:text-properties style:font-weight-asian="normal" style:font-weight-complex="normal"/>
    </style:style>
    <style:style style:name="T41" style:family="text">
      <style:text-properties officeooo:rsid="001020a4" style:font-weight-asian="normal" style:font-weight-complex="normal"/>
    </style:style>
    <style:style style:name="T42" style:family="text">
      <style:text-properties officeooo:rsid="0011ecc4"/>
    </style:style>
    <style:style style:name="T43" style:family="text">
      <style:text-properties fo:color="#569cd6"/>
    </style:style>
    <style:style style:name="T44" style:family="text">
      <style:text-properties fo:color="#569cd6" fo:background-color="#1e1e1e" loext:char-shading-value="0"/>
    </style:style>
    <style:style style:name="T45" style:family="text">
      <style:text-properties fo:color="#569cd6" style:text-underline-style="none" officeooo:rsid="00378a36" style:font-weight-asian="normal" style:font-weight-complex="normal" fo:background-color="#ffffff"/>
    </style:style>
    <style:style style:name="T46" style:family="text">
      <style:text-properties fo:color="#4ec9b0"/>
    </style:style>
    <style:style style:name="T47" style:family="text">
      <style:text-properties fo:color="#4ec9b0" fo:font-weight="normal" fo:background-color="#1e1e1e" loext:char-shading-value="0"/>
    </style:style>
    <style:style style:name="T48" style:family="text">
      <style:text-properties fo:color="#6a9955" fo:font-weight="normal" fo:background-color="#1e1e1e" loext:char-shading-value="0"/>
    </style:style>
    <style:style style:name="T49" style:family="text">
      <style:text-properties fo:color="#4fc1ff"/>
    </style:style>
    <style:style style:name="T50" style:family="text">
      <style:text-properties fo:color="#4fc1ff" fo:background-color="#1e1e1e" loext:char-shading-value="0"/>
    </style:style>
    <style:style style:name="T51" style:family="text">
      <style:text-properties officeooo:rsid="001e4e5e"/>
    </style:style>
    <style:style style:name="T52" style:family="text">
      <style:text-properties officeooo:rsid="001fb153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weight="normal" officeooo:rsid="003bd56f" style:font-weight-asian="normal" style:font-weight-complex="normal"/>
    </style:style>
    <style:style style:name="T55" style:family="text">
      <style:text-properties officeooo:rsid="00214cb5"/>
    </style:style>
    <style:style style:name="T56" style:family="text">
      <style:text-properties officeooo:rsid="0026223e"/>
    </style:style>
    <style:style style:name="T57" style:family="text">
      <style:text-properties officeooo:rsid="002681ba"/>
    </style:style>
    <style:style style:name="T58" style:family="text">
      <style:text-properties officeooo:rsid="0026f56a"/>
    </style:style>
    <style:style style:name="T59" style:family="text">
      <style:text-properties officeooo:rsid="00291f52"/>
    </style:style>
    <style:style style:name="T60" style:family="text">
      <style:text-properties fo:color="#b5cea8"/>
    </style:style>
    <style:style style:name="T61" style:family="text">
      <style:text-properties fo:color="#808080"/>
    </style:style>
    <style:style style:name="T62" style:family="text">
      <style:text-properties officeooo:rsid="002ee246"/>
    </style:style>
    <style:style style:name="T63" style:family="text">
      <style:text-properties officeooo:rsid="0035aaa1"/>
    </style:style>
    <style:style style:name="T64" style:family="text">
      <style:text-properties officeooo:rsid="00377bf0"/>
    </style:style>
    <style:style style:name="T65" style:family="text">
      <style:text-properties fo:color="#c586c0"/>
    </style:style>
    <style:style style:name="T66" style:family="text">
      <style:text-properties officeooo:rsid="003d4648"/>
    </style:style>
    <style:style style:name="T67" style:family="text">
      <style:text-properties style:text-underline-style="none" officeooo:rsid="00378a36" style:font-weight-asian="normal" style:font-weight-complex="normal" fo:background-color="#ffffff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Curso em Vídeo</text:p>
      <text:p text:style-name="P68">JavaScript</text:p>
      <text:list xml:id="list3918026464" text:style-name="L1">
        <text:list-item>
          <text:p text:style-name="P107">Aula 04 – <text:span text:style-name="T42">Criando o seu primeir script</text:span></text:p>
        </text:list-item>
      </text:list>
      <text:p text:style-name="P66"/>
      <text:p text:style-name="P67"><text:span text:style-name="T19">window.alert</text:span> – para exibir uma janela com uma mensagem.</text:p>
      <text:p text:style-name="P90"><text:span text:style-name="T2">window</text:span><text:span text:style-name="T8">.</text:span><text:span text:style-name="T12">alert</text:span><text:span text:style-name="T8">(</text:span><text:span text:style-name="T16">'Minha primeira mensagem'</text:span><text:span text:style-name="T8">)</text:span></text:p>
      <text:p text:style-name="P1"/>
      <text:p text:style-name="P1"><text:span text:style-name="T19">window.confirm</text:span> – <text:span text:style-name="T24">para exibir uma janela com uma pergunta.</text:span></text:p>
      <text:p text:style-name="P76"><text:span text:style-name="T1">window</text:span>.<text:span text:style-name="T11">confirm</text:span>(<text:span text:style-name="T15">'Está gostando de JS?'</text:span>)</text:p>
      <text:p text:style-name="P1"/>
      <text:p text:style-name="P2"><text:span text:style-name="T19">window.prompt</text:span> – para exibir uma janela para o usuário preencher com texto.</text:p>
      <text:p text:style-name="P77"><text:span text:style-name="T1">window</text:span>.<text:span text:style-name="T11">prompt</text:span>(<text:span text:style-name="T15">'Qual é seu nome?'</text:span>)</text:p>
      <text:p text:style-name="P2"/>
      <text:list xml:id="list2678277682" text:style-name="L2">
        <text:list-item>
          <text:p text:style-name="P108">Aula 05 – <text:span text:style-name="T42">Variáveis e Tipos Primitivos</text:span></text:p>
        </text:list-item>
      </text:list>
      <text:p text:style-name="P40">Comentários no JavaScript:</text:p>
      <text:p text:style-name="P6">Os comentários são utilizados para ajudar a entender o código em consultas porteriores.</text:p>
      <text:p text:style-name="P6"/>
      <text:p text:style-name="P2"><text:span text:style-name="T19">//</text:span> - para única linha.</text:p>
      <text:p text:style-name="P88">// única linha</text:p>
      <text:p text:style-name="P2"/>
      <text:p text:style-name="P2"><text:span text:style-name="T19">/* */</text:span> - para mais de uma linha de código.</text:p>
      <text:p text:style-name="P88">/*</text:p>
      <text:p text:style-name="P89">comentário em</text:p>
      <text:p text:style-name="P89">mais de </text:p>
      <text:p text:style-name="P89">uma linha</text:p>
      <text:p text:style-name="P89">*/</text:p>
      <text:p text:style-name="P2"/>
      <text:p text:style-name="P39">Variáveis:</text:p>
      <text:p text:style-name="P4"><text:span text:style-name="T39">Variáveis servem para guardar dados. Podem ser do </text:span><text:span text:style-name="T21">tipo inteiro</text:span><text:span text:style-name="T39"> (5, 18, -12); </text:span><text:span text:style-name="T21">tipo real/float</text:span><text:span text:style-name="T39"> (0.5, -15.9, 3.14, 8.0); OBS.: No JavaScript os tipos inteiro e real são considerados apenas um tipo, o </text:span><text:span text:style-name="T21">number;</text:span><text:span text:style-name="T41"> Podem ser do tipo </text:span><text:span text:style-name="T21">string</text:span><text:span text:style-name="T41">, que são cadeias de caracteres (“Google”, ‘JavaScript’, `Maria`, “12345”); e por fim podem ser do tipo </text:span><text:span text:style-name="T21">Boolean</text:span><text:span text:style-name="T41"> (true, false).</text:span></text:p>
      <text:p text:style-name="P5"><text:span text:style-name="T41">O</text:span><text:span text:style-name="T40">utros tipos:</text:span></text:p>
      <text:p text:style-name="P5"><text:span text:style-name="T40">O </text:span><text:span text:style-name="T19">Number</text:span><text:span text:style-name="T40"> também apresenta os tipos </text:span><text:span text:style-name="T19">Infinity</text:span><text:span text:style-name="T40"> e </text:span><text:span text:style-name="T19">NaN</text:span><text:span text:style-name="T40">. Temos também os tipos </text:span><text:span text:style-name="T19">null</text:span><text:span text:style-name="T40">, </text:span><text:span text:style-name="T19">undefined</text:span><text:span text:style-name="T40">, </text:span><text:span text:style-name="T19">object</text:span><text:span text:style-name="T40">, </text:span><text:span text:style-name="T19">array</text:span><text:span text:style-name="T40">, </text:span><text:span text:style-name="T19">function</text:span><text:span text:style-name="T40">.</text:span></text:p>
      <text:p text:style-name="P5"><text:span text:style-name="T19">$ typeof</text:span><text:span text:style-name="T40"> – para identificar de qual tipo é a sua variável.</text:span></text:p>
      <text:p text:style-name="P8"/>
      <text:p text:style-name="P4">No JavaScript moderno, além de utilizar a palavra <text:span text:style-name="T19">var</text:span>, também podemos usar a palavra <text:span text:style-name="T19">let</text:span>. O símbolo <text:span text:style-name="T19">=</text:span> é denominado “<text:span text:style-name="T19">recebe</text:span>”. Por exemplo.:</text:p>
      <text:p text:style-name="P3"><text:span text:style-name="T19">var s1 = carro</text:span> – significa que a variável s1 está <text:span text:style-name="T19">recebendo</text:span> o valor carro.</text:p>
      <text:p text:style-name="P3"/>
      <text:p text:style-name="P3">Para declarar <text:span text:style-name="T19">strings</text:span> podemos fazer das seguintes maneiras:</text:p>
      <text:p text:style-name="P3">var s1 = <text:span text:style-name="T19">“</text:span>JavaScript<text:span text:style-name="T19">” - entre aspas duplas.</text:span></text:p>
      <text:p text:style-name="P3">var s2 = <text:span text:style-name="T19">‘</text:span>Curso em Vídeo<text:span text:style-name="T19">’ - entre aspas simples.</text:span></text:p>
      <text:p text:style-name="P3">var s3 = <text:span text:style-name="T19">`</text:span>Guanabara<text:span text:style-name="T19">` - entre </text:span><text:span text:style-name="T20">crase.</text:span></text:p>
      <text:p text:style-name="P6"/>
      <text:p text:style-name="P7"><text:span text:style-name="T19">Identificador</text:span> – nome de cada variável.</text:p>
      <text:p text:style-name="P42"><text:soft-page-break/>Regras para nomear iden<text:span text:style-name="T42">t</text:span>ificadores:</text:p>
      <text:list xml:id="list3636020520" text:style-name="L3">
        <text:list-item>
          <text:p text:style-name="P135"><text:span text:style-name="T26">Podem começar com </text:span><text:span text:style-name="T28">letra</text:span><text:span text:style-name="T26">, </text:span><text:span text:style-name="T28">$</text:span><text:span text:style-name="T26"> ou </text:span><text:span text:style-name="T28">_</text:span></text:p>
        </text:list-item>
        <text:list-item>
          <text:p text:style-name="P124">Não podem começar com números</text:p>
        </text:list-item>
        <text:list-item>
          <text:p text:style-name="P124">É possível usar letras ou números</text:p>
        </text:list-item>
        <text:list-item>
          <text:p text:style-name="P124">É possível usar acentos e símbolos</text:p>
        </text:list-item>
        <text:list-item>
          <text:p text:style-name="P124">Não podem conter espaços</text:p>
        </text:list-item>
        <text:list-item>
          <text:p text:style-name="P124">Não podem ser palavras reservadas</text:p>
        </text:list-item>
      </text:list>
      <text:p text:style-name="P41">Dicas importantes:</text:p>
      <text:list xml:id="list212728655572225" text:continue-numbering="true" text:style-name="L3">
        <text:list-item>
          <text:p text:style-name="P125">Maiúsculas e minúsculas fazem a diferença (case sensitive);</text:p>
        </text:list-item>
        <text:list-item>
          <text:p text:style-name="P125">Tente escolher nomes coerentes para as variáveis;</text:p>
        </text:list-item>
        <text:list-item>
          <text:p text:style-name="P126">Evite se tornar um programador alfabeto ou um programador contador;</text:p>
        </text:list-item>
      </text:list>
      <text:p text:style-name="P9"/>
      <text:list xml:id="list2938129329" text:style-name="L4">
        <text:list-item>
          <text:p text:style-name="P136"><text:span text:style-name="T29">Aula 06 – </text:span><text:span text:style-name="T30">Tratamentos de dados</text:span></text:p>
        </text:list-item>
      </text:list>
      <text:p text:style-name="P43">Data Types:</text:p>
      <text:p text:style-name="P10">- number</text:p>
      <text:p text:style-name="P10">- string</text:p>
      <text:p text:style-name="P10"/>
      <text:p text:style-name="P93"><text:span text:style-name="T35">o símbolo de </text:span><text:span text:style-name="T31">+</text:span><text:span text:style-name="T35"> é utilizado tanto para somar em operações como para </text:span><text:span text:style-name="T31">concatenar</text:span><text:span text:style-name="T35"> diferentes tipos de variáveis.</text:span></text:p>
      <text:p text:style-name="P11"/>
      <text:p text:style-name="P94"><text:span text:style-name="T31">window.prompt</text:span><text:span text:style-name="T35"> retorna uma </text:span><text:span text:style-name="T31">string</text:span><text:span text:style-name="T35">.</text:span></text:p>
      <text:p text:style-name="P12"/>
      <text:p text:style-name="P44">Convertendo tipos de dados:</text:p>
      <text:list xml:id="list2098376382" text:style-name="L5">
        <text:list-item>
          <text:p text:style-name="P116">String → Número:</text:p>
        </text:list-item>
      </text:list>
      <text:p text:style-name="P44"/>
      <text:p text:style-name="P94"><text:span text:style-name="T31">Number.parseInt(n)</text:span><text:span text:style-name="T35"> – converte para número inteiro;</text:span></text:p>
      <text:p text:style-name="P94"><text:span text:style-name="T31">Number.parseFloat(n)</text:span><text:span text:style-name="T35"> – converte para número real/float.</text:span></text:p>
      <text:p text:style-name="P12"/>
      <text:p text:style-name="P69"><text:span text:style-name="T43">var</text:span><text:span text:style-name="T7"> </text:span><text:span text:style-name="T1">numero1</text:span><text:span text:style-name="T7"> = </text:span><text:span text:style-name="T46">Number</text:span><text:span text:style-name="T7">.</text:span><text:span text:style-name="T11">parseInt</text:span><text:span text:style-name="T7">(</text:span><text:span text:style-name="T1">window</text:span><text:span text:style-name="T7">.</text:span><text:span text:style-name="T11">prompt</text:span><text:span text:style-name="T7">(</text:span><text:span text:style-name="T15">"Digite um número: "</text:span><text:span text:style-name="T7">))</text:span></text:p>
      <text:p text:style-name="P69"><text:span text:style-name="T43">var</text:span><text:span text:style-name="T7"> </text:span><text:span text:style-name="T1">numero2</text:span><text:span text:style-name="T7"> = </text:span><text:span text:style-name="T46">Number</text:span><text:span text:style-name="T7">.</text:span><text:span text:style-name="T11">parseInt</text:span><text:span text:style-name="T7">(</text:span><text:span text:style-name="T1">window</text:span><text:span text:style-name="T7">.</text:span><text:span text:style-name="T11">prompt</text:span><text:span text:style-name="T7">(</text:span><text:span text:style-name="T15">"Digite outro número: "</text:span><text:span text:style-name="T7">))</text:span></text:p>
      <text:p text:style-name="P12"/>
      <text:p text:style-name="P95"><text:span text:style-name="T35">Esse dois comandos são usados para forçar a converção para </text:span><text:span text:style-name="T31">Inteiro</text:span><text:span text:style-name="T35"> ou </text:span><text:span text:style-name="T31">Float</text:span><text:span text:style-name="T35">. Mas usando apenas </text:span><text:span text:style-name="T31">Number.</text:span><text:span text:style-name="T35"> a variável será convertid</text:span><text:span text:style-name="T36">a</text:span><text:span text:style-name="T35"> para algum tipo de número e o próprio </text:span><text:span text:style-name="T31">JS</text:span><text:span text:style-name="T35"> vai determinar se será </text:span><text:span text:style-name="T31">Inteiro </text:span><text:span text:style-name="T35">ou </text:span><text:span text:style-name="T31">Float</text:span><text:span text:style-name="T35">.</text:span></text:p>
      <text:p text:style-name="P13"/>
      <text:p text:style-name="P87"><text:span text:style-name="T43">var</text:span> <text:span text:style-name="T1">numero1</text:span> = <text:span text:style-name="T46">Number</text:span>(<text:span text:style-name="T1">window</text:span>.<text:span text:style-name="T11">prompt</text:span>(<text:span text:style-name="T15">"Digite um número: "</text:span>))</text:p>
      <text:p text:style-name="P71"><text:span text:style-name="T43">var</text:span><text:span text:style-name="T7"> </text:span><text:span text:style-name="T1">numero2</text:span><text:span text:style-name="T7"> = </text:span><text:span text:style-name="T46">Number</text:span><text:span text:style-name="T7">(</text:span><text:span text:style-name="T1">window</text:span><text:span text:style-name="T7">.</text:span><text:span text:style-name="T11">prompt</text:span><text:span text:style-name="T7">(</text:span><text:span text:style-name="T15">"Digite outro número: "</text:span><text:span text:style-name="T7">))</text:span></text:p>
      <text:p text:style-name="P13"/>
      <text:list xml:id="list3181238924" text:style-name="L6">
        <text:list-item>
          <text:p text:style-name="P117">Número → String:</text:p>
        </text:list-item>
      </text:list>
      <text:p text:style-name="P98"><text:span text:style-name="T27">String(n)</text:span><text:span text:style-name="T25"> - para converter para string.</text:span></text:p>
      <text:p text:style-name="P98"><text:span text:style-name="T27">n.toString()</text:span><text:span text:style-name="T25"> - para converter para string.</text:span></text:p>
      <text:p text:style-name="P14"/>
      <text:p text:style-name="P75"><text:span text:style-name="T3">window</text:span><text:span text:style-name="T9">.</text:span><text:span text:style-name="T13">alert</text:span><text:span text:style-name="T9">(</text:span><text:span text:style-name="T17">"A soma entre os valores é igual a "</text:span><text:span text:style-name="T9">+</text:span><text:span text:style-name="T47">String</text:span><text:span text:style-name="T9">(</text:span><text:span text:style-name="T3">soma</text:span><text:span text:style-name="T9">)) </text:span><text:span text:style-name="T48">// Concatenação</text:span></text:p>
      <text:p text:style-name="P14"/>
      <text:p text:style-name="P97"><text:span text:style-name="T32">Formatando </text:span><text:span text:style-name="T33">S</text:span><text:span text:style-name="T32">tring</text:span><text:span text:style-name="T33">s</text:span><text:span text:style-name="T32">:</text:span></text:p>
      <text:p text:style-name="P14">var s = ‘JavaScript’</text:p>
      <text:p text:style-name="P99"><text:span text:style-name="T25">‘Eu estou aprendendo s’ // não faz </text:span><text:span text:style-name="T27">interpolação</text:span></text:p>
      <text:p text:style-name="P99"><text:span text:style-name="T25">‘Eu estou aprendendo ’ + s // usa </text:span><text:span text:style-name="T27">concatenação</text:span></text:p>
      <text:p text:style-name="P99"><text:span text:style-name="T25">‘Eu estou aprendendo </text:span><text:span text:style-name="T27">${s}</text:span><text:span text:style-name="T25">’ // usa </text:span><text:span text:style-name="T27">template string</text:span></text:p>
      <text:p text:style-name="P14"/>
      <text:p text:style-name="P72"><text:span text:style-name="T4">window</text:span><text:span text:style-name="T10">.</text:span><text:span text:style-name="T14">alert</text:span><text:span text:style-name="T10">(</text:span><text:span text:style-name="T18">`A soma entre </text:span><text:span text:style-name="T44">${</text:span><text:span text:style-name="T4">numero1</text:span><text:span text:style-name="T44">}</text:span><text:span text:style-name="T18"> e </text:span><text:span text:style-name="T44">${</text:span><text:span text:style-name="T4">numero2</text:span><text:span text:style-name="T44">}</text:span><text:span text:style-name="T18"> é igual a </text:span><text:span text:style-name="T44">${</text:span><text:span text:style-name="T4">soma</text:span><text:span text:style-name="T44">}</text:span><text:span text:style-name="T18">`</text:span><text:span text:style-name="T10">) </text:span></text:p>
      <text:p text:style-name="P14"/>
      <text:p text:style-name="P91"><text:soft-page-break/><text:span text:style-name="T27">s.length</text:span><text:span text:style-name="T32"> //</text:span><text:span text:style-name="T34"> informa </text:span><text:span text:style-name="T32">quantos caracteres a string tem.</text:span></text:p>
      <text:p text:style-name="P15"/>
      <text:p text:style-name="P73"><text:span text:style-name="T4">document</text:span><text:span text:style-name="T10">.</text:span><text:span text:style-name="T14">write</text:span><text:span text:style-name="T10">(</text:span><text:span text:style-name="T18">`Olá &lt;strong&gt;</text:span><text:span text:style-name="T44">${</text:span><text:span text:style-name="T4">nome</text:span><text:span text:style-name="T44">}</text:span><text:span text:style-name="T18">&lt;/strong&gt;. Seu nome tem </text:span><text:span text:style-name="T44">${</text:span><text:span text:style-name="T4">nome</text:span><text:span text:style-name="T10">.</text:span><text:span text:style-name="T50">length</text:span><text:span text:style-name="T44">}</text:span><text:span text:style-name="T18"> letras.&lt;br/&gt;`</text:span><text:span text:style-name="T10">)</text:span></text:p>
      <text:p text:style-name="P45"/>
      <text:p text:style-name="P92"><text:span text:style-name="T27">s.toUppercase()</text:span><text:span text:style-name="T32"> // tudo para ‘MAIÚSCULAS’</text:span></text:p>
      <text:p text:style-name="P16"/>
      <text:p text:style-name="P74"><text:span text:style-name="T4">document</text:span><text:span text:style-name="T10">.</text:span><text:span text:style-name="T14">write</text:span><text:span text:style-name="T10">(</text:span><text:span text:style-name="T18">`Seu nome em maiúsculo: </text:span><text:span text:style-name="T44">${</text:span><text:span text:style-name="T4">nome</text:span><text:span text:style-name="T10">.</text:span><text:span text:style-name="T14">toUpperCase</text:span><text:span text:style-name="T10">()</text:span><text:span text:style-name="T44">}</text:span><text:span text:style-name="T18">&lt;br/&gt;`</text:span><text:span text:style-name="T10">)</text:span></text:p>
      <text:p text:style-name="P16"/>
      <text:p text:style-name="P92"><text:span text:style-name="T27">s.LowerCase()</text:span><text:span text:style-name="T32"> // tudo para ‘minúsculas’</text:span></text:p>
      <text:p text:style-name="P13"/>
      <text:p text:style-name="P70"><text:span text:style-name="T1">document</text:span><text:span text:style-name="T7">.</text:span><text:span text:style-name="T11">write</text:span><text:span text:style-name="T7">(</text:span><text:span text:style-name="T15">`Seu nome em minúsculo: </text:span><text:span text:style-name="T43">${</text:span><text:span text:style-name="T1">nome</text:span><text:span text:style-name="T7">.</text:span><text:span text:style-name="T11">toLocaleLowerCase</text:span><text:span text:style-name="T7">()</text:span><text:span text:style-name="T43">}</text:span><text:span text:style-name="T15">&lt;br/&gt;`</text:span><text:span text:style-name="T7">)</text:span></text:p>
      <text:p text:style-name="P13"/>
      <text:p text:style-name="P17">Formatando Números:</text:p>
      <text:p text:style-name="P17">var n = 1541.5</text:p>
      <text:p text:style-name="P96"><text:span text:style-name="T31">n.toFixed(2)</text:span><text:span text:style-name="T35"> – para formatar o número apresentando com a quantidade de casas decimais informada dentro do parênteses, nesse caso, duas casa decimais.</text:span></text:p>
      <text:p text:style-name="P17"/>
      <text:p text:style-name="P96"><text:span text:style-name="T31">.replace(‘’, ‘’)</text:span><text:span text:style-name="T35"> - troca o que está dentro das primeiras aspas pelo o que está na segunda.</text:span></text:p>
      <text:p text:style-name="P96"><text:span text:style-name="T31">n.toFixed(2).replace(‘.’, ‘,’)</text:span><text:span text:style-name="T35"> - nesse caso trocará o ponto pela vírgula.</text:span></text:p>
      <text:p text:style-name="P17"/>
      <text:p text:style-name="P46">Para converter o número para moeda:</text:p>
      <text:p text:style-name="P47">n.toLocaleString('pt-BR', {style: 'currency', currency: 'BRL'})</text:p>
      <text:p text:style-name="P18">'R$ 1.541,50'</text:p>
      <text:p text:style-name="P47">n.toLocaleString('pt-BR', {style: 'currency', currency: 'USD'})</text:p>
      <text:p text:style-name="P18">'US$ 1.541,50'</text:p>
      <text:p text:style-name="P47">n.toLocaleString('pt-BR', {style: 'currency', currency: 'EUR'})</text:p>
      <text:p text:style-name="P18">'€ 1.541,50'</text:p>
      <text:p text:style-name="P18"/>
      <text:list xml:id="list4291075224" text:style-name="L7">
        <text:list-item>
          <text:p text:style-name="P109">Aula 07 – Operadores (Parte 1)</text:p>
        </text:list-item>
      </text:list>
      <text:p text:style-name="P63">Tipos de Operadores:</text:p>
      <text:p text:style-name="P60">- Aritméticos;</text:p>
      <text:p text:style-name="P60">- Atribuição;</text:p>
      <text:p text:style-name="P60">- Relacionais;</text:p>
      <text:p text:style-name="P60">- Lógicos;</text:p>
      <text:p text:style-name="P60">- Ternário.</text:p>
      <text:p text:style-name="P58"/>
      <text:list xml:id="list3828643004" text:style-name="L8">
        <text:list-item>
          <text:p text:style-name="P118">Aritméticos (binários):</text:p>
        </text:list-item>
      </text:list>
      <text:p text:style-name="P48"><text:span text:style-name="T53">5</text:span> + <text:span text:style-name="T53">2</text:span> → <text:span text:style-name="T53">7</text:span> - Soma</text:p>
      <text:p text:style-name="P48"><text:span text:style-name="T53">5</text:span> - <text:span text:style-name="T53">2</text:span> → <text:span text:style-name="T53">3</text:span> - Subtração</text:p>
      <text:p text:style-name="P48"><text:span text:style-name="T53">5</text:span> * <text:span text:style-name="T53">2</text:span> → <text:span text:style-name="T53">10</text:span> - Multiplicação</text:p>
      <text:p text:style-name="P48"><text:span text:style-name="T53">5</text:span> / <text:span text:style-name="T53">2</text:span> → <text:span text:style-name="T53">2.5</text:span> – Divisão real</text:p>
      <text:p text:style-name="P48"><text:span text:style-name="T53">5</text:span> % <text:span text:style-name="T53">2</text:span> → <text:span text:style-name="T53">1</text:span> – Divisão inteira</text:p>
      <text:p text:style-name="P48"><text:span text:style-name="T53">5</text:span> ** <text:span text:style-name="T53">2</text:span> → <text:span text:style-name="T53">25</text:span> – <text:span text:style-name="T52">Potência</text:span></text:p>
      <text:p text:style-name="P48"/>
      <text:p text:style-name="P20">Cuidado com a <text:span text:style-name="T19">ordem de precedência</text:span> dos operadores, é a mesma da matemática.</text:p>
      <text:p text:style-name="P49">1º ()</text:p>
      <text:p text:style-name="P49">2º **</text:p>
      <text:p text:style-name="P49">3º * / %</text:p>
      <text:p text:style-name="P49">4º + -</text:p>
      <text:list xml:id="list212728698880955" text:continue-numbering="true" text:style-name="L8">
        <text:list-item>
          <text:p text:style-name="P119"><text:soft-page-break/>Atribuição:</text:p>
        </text:list-item>
      </text:list>
      <text:p text:style-name="P19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50">Auto-atribuições</text:p>
          </table:table-cell>
          <table:covered-table-cell/>
        </table:table-row>
        <table:table-row>
          <table:table-cell table:style-name="Tabela1.A2" office:value-type="string">
            <text:p text:style-name="P106">Normal</text:p>
          </table:table-cell>
          <table:table-cell table:style-name="Tabela1.B2" office:value-type="string">
            <text:p text:style-name="P106">Simplificada</text:p>
          </table:table-cell>
        </table:table-row>
        <table:table-row>
          <table:table-cell table:style-name="Tabela1.B2" table:number-columns-spanned="2" office:value-type="string">
            <text:p text:style-name="P21">var n = 3</text:p>
          </table:table-cell>
          <table:covered-table-cell/>
        </table:table-row>
        <table:table-row>
          <table:table-cell table:style-name="Tabela1.A2" office:value-type="string">
            <text:p text:style-name="P21">n = n + 4 <text:span text:style-name="T22">→ </text:span><text:span text:style-name="T55">7</text:span></text:p>
          </table:table-cell>
          <table:table-cell table:style-name="Tabela1.B2" office:value-type="string">
            <text:p text:style-name="P102">n += 4 <text:span text:style-name="T38">→ </text:span><text:span text:style-name="T37">7</text:span></text:p>
          </table:table-cell>
        </table:table-row>
        <table:table-row>
          <table:table-cell table:style-name="Tabela1.A2" office:value-type="string">
            <text:p text:style-name="P22">n = n – 5<text:span text:style-name="T19"> </text:span><text:span text:style-name="T22">→ </text:span>2</text:p>
          </table:table-cell>
          <table:table-cell table:style-name="Tabela1.B2" office:value-type="string">
            <text:p text:style-name="P102">n -= 5 <text:span text:style-name="T38">→ </text:span><text:span text:style-name="T37">2</text:span></text:p>
          </table:table-cell>
        </table:table-row>
        <table:table-row>
          <table:table-cell table:style-name="Tabela1.A2" office:value-type="string">
            <text:p text:style-name="P22">n = n * 4<text:span text:style-name="T19"> </text:span><text:span text:style-name="T22">→ </text:span>8</text:p>
          </table:table-cell>
          <table:table-cell table:style-name="Tabela1.B2" office:value-type="string">
            <text:p text:style-name="P102">n *= 4 <text:span text:style-name="T38">→ </text:span><text:span text:style-name="T37">8</text:span></text:p>
          </table:table-cell>
        </table:table-row>
        <table:table-row>
          <table:table-cell table:style-name="Tabela1.A2" office:value-type="string">
            <text:p text:style-name="P22">n = n / 2 <text:span text:style-name="T22">→ </text:span>4</text:p>
          </table:table-cell>
          <table:table-cell table:style-name="Tabela1.B2" office:value-type="string">
            <text:p text:style-name="P102">n /= 2 <text:span text:style-name="T38">→ </text:span><text:span text:style-name="T37">4</text:span></text:p>
          </table:table-cell>
        </table:table-row>
        <table:table-row>
          <table:table-cell table:style-name="Tabela1.A2" office:value-type="string">
            <text:p text:style-name="P22">n = n ** 2 <text:span text:style-name="T51">→ </text:span>16</text:p>
          </table:table-cell>
          <table:table-cell table:style-name="Tabela1.B2" office:value-type="string">
            <text:p text:style-name="P102">n **= 2 <text:span text:style-name="T38">→ </text:span><text:span text:style-name="T37">16</text:span></text:p>
          </table:table-cell>
        </table:table-row>
        <table:table-row>
          <table:table-cell table:style-name="Tabela1.A2" office:value-type="string">
            <text:p text:style-name="P22">n = n % 5 <text:span text:style-name="T51">→ </text:span>1</text:p>
          </table:table-cell>
          <table:table-cell table:style-name="Tabela1.B2" office:value-type="string">
            <text:p text:style-name="P102">n %= 5 <text:span text:style-name="T38">→ </text:span><text:span text:style-name="T37">1</text:span></text:p>
          </table:table-cell>
        </table:table-row>
      </table:table>
      <text:p text:style-name="P23"/>
      <text:p text:style-name="P23"/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51">Incremento</text:p>
          </table:table-cell>
          <table:covered-table-cell/>
        </table:table-row>
        <table:table-row>
          <table:table-cell table:style-name="Tabela2.A2" table:number-columns-spanned="2" office:value-type="string">
            <text:p text:style-name="P24">var x = 5</text:p>
          </table:table-cell>
          <table:covered-table-cell/>
        </table:table-row>
        <table:table-row>
          <table:table-cell table:style-name="Tabela2.A3" office:value-type="string">
            <text:p text:style-name="P24">x = x + 1 <text:span text:style-name="T51">→ </text:span>6</text:p>
          </table:table-cell>
          <table:table-cell table:style-name="Tabela2.A2" office:value-type="string">
            <text:p text:style-name="P103">x++</text:p>
          </table:table-cell>
        </table:table-row>
        <table:table-row>
          <table:table-cell table:style-name="Tabela2.A3" office:value-type="string">
            <text:p text:style-name="P103">X = x – 1 <text:span text:style-name="T38">→ </text:span><text:span text:style-name="T37">5</text:span></text:p>
          </table:table-cell>
          <table:table-cell table:style-name="Tabela2.A2" office:value-type="string">
            <text:p text:style-name="P103">x--</text:p>
          </table:table-cell>
        </table:table-row>
      </table:table>
      <text:p text:style-name="P59"/>
      <text:p text:style-name="P58"/>
      <text:list xml:id="list212727307762031" text:continue-list="list4291075224" text:style-name="L7">
        <text:list-item>
          <text:p text:style-name="P110">Aula 08 - Operadores (Parte 2)</text:p>
        </text:list-item>
      </text:list>
      <text:list xml:id="list219611684" text:style-name="L9">
        <text:list-item>
          <text:p text:style-name="P120">Relacionais:</text:p>
        </text:list-item>
      </text:list>
      <text:p text:style-name="P25">Para toda expressão que tenha um operador realcional a ela, o seu resultado será sempre um valor booleano.</text:p>
      <text:p text:style-name="P25"/>
      <text:p text:style-name="P25">5 &gt; 2 → true</text:p>
      <text:p text:style-name="P25">7 &lt; 4 → false</text:p>
      <text:p text:style-name="P25">8 &gt;= 8 → true</text:p>
      <text:p text:style-name="P25">9 &lt;= 7 → false</text:p>
      <text:p text:style-name="P25">5 == 5 → true</text:p>
      <text:p text:style-name="P25">4 != 4 → false</text:p>
      <text:p text:style-name="P25"/>
      <text:p text:style-name="P52">Relacionais de Identidade:</text:p>
      <text:p text:style-name="P26"><text:span text:style-name="T19">Indêntico</text:span> → mesmo valor e mesmo tipo.</text:p>
      <text:p text:style-name="P26">5 == 5 → true</text:p>
      <text:p text:style-name="P26">5 == ‘5’ → true</text:p>
      <text:p text:style-name="P26">5 === ‘5’ → false</text:p>
      <text:p text:style-name="P26">5 === 5 → true</text:p>
      <text:p text:style-name="P26">5 != 5 → false</text:p>
      <text:p text:style-name="P26">5 != ‘5’ → false</text:p>
      <text:p text:style-name="P26">5 !== ‘5’ → true</text:p>
      <text:p text:style-name="P26">5 !== 5 → false</text:p>
      <text:p text:style-name="P26"/>
      <text:list xml:id="list212726834346429" text:continue-numbering="true" text:style-name="L9">
        <text:list-item>
          <text:p text:style-name="P121">Lógicos:</text:p>
        </text:list-item>
      </text:list>
      <text:p text:style-name="P53">! → negação <text:span text:style-name="T56">(não) </text:span>→ <text:span text:style-name="T56">operador unário.</text:span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7">!true</text:p>
          </table:table-cell>
          <table:table-cell table:style-name="Tabela3.B1" office:value-type="string">
            <text:p text:style-name="P27">false</text:p>
          </table:table-cell>
        </table:table-row>
        <table:table-row>
          <table:table-cell table:style-name="Tabela3.A2" office:value-type="string">
            <text:p text:style-name="P27">!false</text:p>
          </table:table-cell>
          <table:table-cell table:style-name="Tabela3.B2" office:value-type="string">
            <text:p text:style-name="P27">true</text:p>
          </table:table-cell>
        </table:table-row>
      </table:table>
      <text:p text:style-name="P27"/>
      <text:p text:style-name="P27"><text:soft-page-break/></text:p>
      <text:p text:style-name="P53">&amp;&amp; → conjunção (e) → <text:span text:style-name="T56">operador binário.</text:span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04">true &amp;&amp; true</text:p>
          </table:table-cell>
          <table:table-cell table:style-name="Tabela4.B1" office:value-type="string">
            <text:p text:style-name="P105"><text:s/><text:span text:style-name="T56">true</text:span></text:p>
          </table:table-cell>
        </table:table-row>
        <table:table-row>
          <table:table-cell table:style-name="Tabela4.A2" office:value-type="string">
            <text:p text:style-name="P104">true &amp;&amp; false</text:p>
          </table:table-cell>
          <table:table-cell table:style-name="Tabela4.B2" office:value-type="string">
            <text:p text:style-name="P104">false</text:p>
          </table:table-cell>
        </table:table-row>
        <table:table-row>
          <table:table-cell table:style-name="Tabela4.A2" office:value-type="string">
            <text:p text:style-name="P104">false &amp;&amp; true</text:p>
          </table:table-cell>
          <table:table-cell table:style-name="Tabela4.B2" office:value-type="string">
            <text:p text:style-name="P104">false</text:p>
          </table:table-cell>
        </table:table-row>
        <table:table-row>
          <table:table-cell table:style-name="Tabela4.A2" office:value-type="string">
            <text:p text:style-name="P104">false &amp;&amp; false</text:p>
          </table:table-cell>
          <table:table-cell table:style-name="Tabela4.B2" office:value-type="string">
            <text:p text:style-name="P104">false</text:p>
          </table:table-cell>
        </table:table-row>
      </table:table>
      <text:p text:style-name="P26"/>
      <text:p text:style-name="P53">|| → disjunção (ou) →<text:span text:style-name="T56"> operador binário.</text:span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04">true <text:span text:style-name="T57">||</text:span> true</text:p>
          </table:table-cell>
          <table:table-cell table:style-name="Tabela5.B1" office:value-type="string">
            <text:p text:style-name="P104">True</text:p>
          </table:table-cell>
        </table:table-row>
        <table:table-row>
          <table:table-cell table:style-name="Tabela5.A2" office:value-type="string">
            <text:p text:style-name="P104">true <text:span text:style-name="T57">||</text:span> false</text:p>
          </table:table-cell>
          <table:table-cell table:style-name="Tabela5.B2" office:value-type="string">
            <text:p text:style-name="P104">True</text:p>
          </table:table-cell>
        </table:table-row>
        <table:table-row>
          <table:table-cell table:style-name="Tabela5.A2" office:value-type="string">
            <text:p text:style-name="P104">false <text:span text:style-name="T57">||</text:span> true</text:p>
          </table:table-cell>
          <table:table-cell table:style-name="Tabela5.B2" office:value-type="string">
            <text:p text:style-name="P104">True</text:p>
          </table:table-cell>
        </table:table-row>
        <table:table-row>
          <table:table-cell table:style-name="Tabela5.A2" office:value-type="string">
            <text:p text:style-name="P104">false <text:span text:style-name="T57">||</text:span> false</text:p>
          </table:table-cell>
          <table:table-cell table:style-name="Tabela5.B2" office:value-type="string">
            <text:p text:style-name="P104">false</text:p>
          </table:table-cell>
        </table:table-row>
      </table:table>
      <text:p text:style-name="P54"/>
      <text:p text:style-name="P54">Ordem de precedência dos lógicos:</text:p>
      <text:p text:style-name="P28">1º não (!)</text:p>
      <text:p text:style-name="P28">2º e (&amp;&amp;)</text:p>
      <text:p text:style-name="P28">3º ou (||)</text:p>
      <text:p text:style-name="P28"/>
      <text:p text:style-name="P54">Ordem de precedência dos operadores:</text:p>
      <text:p text:style-name="P28">1º operadores aritm<text:span text:style-name="T58">é</text:span>ticos</text:p>
      <text:p text:style-name="P28">2º operadores relacionais</text:p>
      <text:p text:style-name="P28">3º operadores lógicos</text:p>
      <text:p text:style-name="P28"/>
      <text:list xml:id="list212727947268031" text:continue-numbering="true" text:style-name="L9">
        <text:list-item>
          <text:p text:style-name="P121">Ternário:</text:p>
        </text:list-item>
      </text:list>
      <text:p text:style-name="P29">teste <text:span text:style-name="T19">?</text:span> true <text:span text:style-name="T19">:</text:span> false</text:p>
      <text:p text:style-name="P29">média &gt;= 7.0 <text:span text:style-name="T19">?</text:span> “Aprovado” <text:span text:style-name="T19">:</text:span> “Reprovado”</text:p>
      <text:p text:style-name="P25"/>
      <text:list xml:id="list212727821605631" text:continue-list="list212727307762031" text:style-name="L7">
        <text:list-item>
          <text:p text:style-name="P111">Aula 09 – <text:span text:style-name="T59">I</text:span>ntrodução ao DOM</text:p>
        </text:list-item>
      </text:list>
      <text:p text:style-name="P30">Document Object Model</text:p>
      <text:p text:style-name="P30">Árvore DOM</text:p>
      <text:p text:style-name="P30">Manipulando DOM</text:p>
      <text:p text:style-name="P30"/>
      <text:p text:style-name="P55">DOM → Documente Object Model:</text:p>
      <text:p text:style-name="P31"><text:span text:style-name="T19">Modelo de </text:span><text:span text:style-name="T23">o</text:span><text:span text:style-name="T19">bjetos para documentos</text:span>. Conjunto de objetos dentro do navegador que vai dar acesso aos componentes internos do seu website. DOM não funciona dentro do Node.js. Func<text:span text:style-name="T63">i</text:span>ona quando rodamos JavaScript dentro do navegador.</text:p>
      <text:p text:style-name="P31"/>
      <text:p text:style-name="P55">Árvore DOM:</text:p>
      <text:p text:style-name="P31">window – raiz do DOM. Tudo dentro do JavaScript está dentro do window.</text:p>
      <text:list xml:id="list2947091867" text:style-name="L10">
        <text:list-item>
          <text:p text:style-name="P127">Window</text:p>
          <text:list>
            <text:list-item>
              <text:p text:style-name="P127">location</text:p>
            </text:list-item>
            <text:list-item>
              <text:p text:style-name="P127">document</text:p>
              <text:list>
                <text:list-item>
                  <text:p text:style-name="P127">html</text:p>
                  <text:list>
                    <text:list-item>
                      <text:p text:style-name="P127">head</text:p>
                      <text:list>
                        <text:list-item>
                          <text:p text:style-name="P127">meta</text:p>
                        </text:list-item>
                        <text:list-item>
                          <text:p text:style-name="P127">title</text:p>
                        </text:list-item>
                      </text:list>
                    </text:list-item>
                    <text:list-item>
                      <text:p text:style-name="P127">body</text:p>
                      <text:list>
                        <text:list-item>
                          <text:p text:style-name="P127">h1</text:p>
                        </text:list-item>
                        <text:list-item>
                          <text:p text:style-name="P127"><text:soft-page-break/>p</text:p>
                        </text:list-item>
                        <text:list-item>
                          <text:p text:style-name="P127">p</text:p>
                          <text:list>
                            <text:list-item>
                              <text:p text:style-name="P127">strong</text:p>
                            </text:list-item>
                          </text:list>
                        </text:list-item>
                        <text:list-item>
                          <text:p text:style-name="P127">div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7">history</text:p>
            </text:list-item>
          </text:list>
        </text:list-item>
      </text:list>
      <text:p text:style-name="P31"/>
      <text:p text:style-name="P32"><text:span text:style-name="T19">Selecionando: </text:span>Métodos de acesso para navegar entre cada elemento da árvore DOM.</text:p>
      <text:p text:style-name="P32">Métodos:</text:p>
      <text:list xml:id="list1170670944" text:style-name="L11">
        <text:list-item>
          <text:p text:style-name="P122">por Marca</text:p>
        </text:list-item>
      </text:list>
      <text:p text:style-name="P32">getElementsByTagName()</text:p>
      <text:p text:style-name="P32"/>
      <text:p text:style-name="P79"><text:span text:style-name="T43">var</text:span> <text:span text:style-name="T1">p1</text:span> = <text:span text:style-name="T1">window</text:span>.<text:span text:style-name="T1">document</text:span>.<text:span text:style-name="T11">getElementsByTagName</text:span>(<text:span text:style-name="T15">'p'</text:span>)[<text:span text:style-name="T60">1</text:span>]</text:p>
      <text:p text:style-name="P78"><text:span text:style-name="T1">window</text:span>.<text:span text:style-name="T1">document</text:span>.<text:span text:style-name="T11">write</text:span>(<text:span text:style-name="T15">'Está escrito assim: '</text:span>+<text:span text:style-name="T1">p1</text:span>.<text:span text:style-name="T1">innerText</text:span>)</text:p>
      <text:p text:style-name="P78"><text:span text:style-name="T1">window</text:span>.<text:span text:style-name="T1">document</text:span>.<text:span text:style-name="T11">write</text:span>(<text:span text:style-name="T15">'Puxando a formatação: '</text:span>+<text:span text:style-name="T1">p1</text:span>.<text:span text:style-name="T1">innerHTML</text:span>)</text:p>
      <text:p text:style-name="P32"/>
      <text:list xml:id="list212728485859148" text:continue-numbering="true" text:style-name="L11">
        <text:list-item>
          <text:p text:style-name="P122">por ID</text:p>
        </text:list-item>
      </text:list>
      <text:p text:style-name="P33">getElementBy<text:span text:style-name="T63">I</text:span>d() - Posso identificar um elemento por id e acessá=lo através do getElementByld().</text:p>
      <text:p text:style-name="P33"/>
      <text:p text:style-name="P81"><text:span text:style-name="T61">&lt;</text:span><text:span text:style-name="T43">div</text:span> <text:span text:style-name="T5">id</text:span>=<text:span text:style-name="T15">"mensagem"</text:span><text:span text:style-name="T61">&gt;</text:span>Clique em mim<text:span text:style-name="T61">&lt;/</text:span><text:span text:style-name="T43">div</text:span><text:span text:style-name="T61">&gt;</text:span></text:p>
      <text:p text:style-name="P80"><text:span text:style-name="T43">var</text:span> <text:span text:style-name="T1">d</text:span> = <text:span text:style-name="T1">window</text:span>.<text:span text:style-name="T1">document</text:span>.<text:span text:style-name="T11">getElementById</text:span>(<text:span text:style-name="T15">'mensagem'</text:span>)</text:p>
      <text:p text:style-name="P78"><text:span text:style-name="T1">d</text:span>.<text:span text:style-name="T49">style</text:span>.<text:span text:style-name="T1">background</text:span> = <text:span text:style-name="T15">'purple'</text:span></text:p>
      <text:p text:style-name="P33"/>
      <text:list xml:id="list212727869124135" text:continue-numbering="true" text:style-name="L11">
        <text:list-item>
          <text:p text:style-name="P122">por Nome</text:p>
        </text:list-item>
      </text:list>
      <text:p text:style-name="P33">getElementsByName() - Para acessar pelo nome do elemento.</text:p>
      <text:p text:style-name="P33"/>
      <text:p text:style-name="P80"><text:span text:style-name="T61">&lt;</text:span><text:span text:style-name="T43">div</text:span> <text:span text:style-name="T1">name</text:span>=<text:span text:style-name="T15">"mensagem"</text:span><text:span text:style-name="T61">&gt;</text:span>Clique em mim<text:span text:style-name="T61">&lt;/</text:span><text:span text:style-name="T43">div</text:span><text:span text:style-name="T61">&gt;</text:span></text:p>
      <text:p text:style-name="P80"><text:span text:style-name="T43">var</text:span> <text:span text:style-name="T1">d</text:span> = <text:span text:style-name="T1">window</text:span>.<text:span text:style-name="T1">document</text:span>.<text:span text:style-name="T11">getElementsByName</text:span>(<text:span text:style-name="T15">'mensagem'</text:span>)[<text:span text:style-name="T60">0</text:span>]</text:p>
      <text:p text:style-name="P78"><text:span text:style-name="T1">d</text:span>.<text:span text:style-name="T1">innerText</text:span> = <text:span text:style-name="T15">"Hello, World!"</text:span></text:p>
      <text:p text:style-name="P33"/>
      <text:list xml:id="list212727291454113" text:continue-numbering="true" text:style-name="L11">
        <text:list-item>
          <text:p text:style-name="P122">por Classe</text:p>
        </text:list-item>
      </text:list>
      <text:p text:style-name="P33">getElementsByClassName()</text:p>
      <text:p text:style-name="P33"/>
      <text:p text:style-name="P80"><text:span text:style-name="T61">&lt;</text:span><text:span text:style-name="T43">div</text:span> <text:span text:style-name="T1">class</text:span>=<text:span text:style-name="T15">"mensagem"</text:span><text:span text:style-name="T61">&gt;</text:span>Clique em mim<text:span text:style-name="T61">&lt;/</text:span><text:span text:style-name="T43">div</text:span><text:span text:style-name="T61">&gt;</text:span></text:p>
      <text:p text:style-name="P80"><text:span text:style-name="T43">var</text:span> <text:span text:style-name="T1">d</text:span> = <text:span text:style-name="T1">window</text:span>.<text:span text:style-name="T1">document</text:span>.<text:span text:style-name="T11">getElementsByClassName</text:span>(<text:span text:style-name="T15">'mensagem'</text:span>)[<text:span text:style-name="T60">0</text:span>]</text:p>
      <text:p text:style-name="P78"><text:span text:style-name="T1">d</text:span>.<text:span text:style-name="T1">style</text:span>.<text:span text:style-name="T1">background</text:span> = <text:span text:style-name="T15">"pink"</text:span></text:p>
      <text:p text:style-name="P100"/>
      <text:list xml:id="list212726868775482" text:continue-numbering="true" text:style-name="L11">
        <text:list-item>
          <text:p text:style-name="P122">por Seletor</text:p>
        </text:list-item>
      </text:list>
      <text:p text:style-name="P34">querySelector()</text:p>
      <text:p text:style-name="P34">querySelectorAll()</text:p>
      <text:p text:style-name="P34">Toda di<text:span text:style-name="T62">v</text:span> é representada por ‘#’ e toda class é representada por ‘.’.</text:p>
      <text:p text:style-name="P34"/>
      <text:p text:style-name="P82"><text:span text:style-name="T61">&lt;</text:span><text:span text:style-name="T43">div</text:span> <text:span text:style-name="T1">id</text:span>=<text:span text:style-name="T15">"mensagem"</text:span><text:span text:style-name="T61">&gt;</text:span>Clique em mim<text:span text:style-name="T61">&lt;/</text:span><text:span text:style-name="T43">div</text:span><text:span text:style-name="T61">&gt;</text:span></text:p>
      <text:p text:style-name="P82"><text:span text:style-name="T43">var</text:span> <text:span text:style-name="T1">d</text:span> = <text:span text:style-name="T1">window</text:span>.<text:span text:style-name="T1">document</text:span>.<text:span text:style-name="T11">querySelector</text:span>(<text:span text:style-name="T15">'div#mensagem'</text:span>)</text:p>
      <text:p text:style-name="P78"><text:span text:style-name="T1">d</text:span>.<text:span text:style-name="T1">style</text:span>.<text:span text:style-name="T1">color</text:span> = <text:span text:style-name="T15">'blue'</text:span></text:p>
      <text:p text:style-name="P34"/>
      <text:p text:style-name="P82"><text:span text:style-name="T61">&lt;</text:span><text:span text:style-name="T43">div</text:span> <text:span text:style-name="T1">class</text:span>=<text:span text:style-name="T15">"mensagem"</text:span><text:span text:style-name="T61">&gt;</text:span>Clique em mim<text:span text:style-name="T61">&lt;/</text:span><text:span text:style-name="T43">div</text:span><text:span text:style-name="T61">&gt;</text:span></text:p>
      <text:p text:style-name="P82"><text:span text:style-name="T43">var</text:span> <text:span text:style-name="T1">d</text:span> = <text:span text:style-name="T1">window</text:span>.<text:span text:style-name="T1">document</text:span>.<text:span text:style-name="T11">querySelector</text:span>(<text:span text:style-name="T15">'div.mensagem'</text:span>)</text:p>
      <text:p text:style-name="P78"><text:span text:style-name="T1">d</text:span>.<text:span text:style-name="T1">style</text:span>.<text:span text:style-name="T1">color</text:span> = <text:span text:style-name="T15">'yellow'</text:span></text:p>
      <text:p text:style-name="P34"/>
      <text:p text:style-name="P34"/>
      <text:p text:style-name="P34"/>
      <text:list xml:id="list212728510733777" text:continue-list="list212727821605631" text:style-name="L7">
        <text:list-item>
          <text:p text:style-name="P112"><text:soft-page-break/>Aula 10 - Eventos DOM</text:p>
        </text:list-item>
      </text:list>
      <text:p text:style-name="P35">Eventos DOM</text:p>
      <text:p text:style-name="P36">Evento é tudo aquilo que pode acontecer com um elemento.</text:p>
      <text:p text:style-name="P36"/>
      <text:p text:style-name="P37">Função:</text:p>
      <text:p text:style-name="P37">Conjunto de códigos/linhas que vão ser executadas só quando o evento ocorrer.</text:p>
      <text:p text:style-name="P56">Function ação(parâmetros){}</text:p>
      <text:p text:style-name="P56"/>
      <text:p text:style-name="P86"><text:span text:style-name="T43">function</text:span> <text:span text:style-name="T11">ação</text:span>(<text:span text:style-name="T1">parâmetro</text:span>){</text:p>
      <text:p text:style-name="P101"><text:tab/>código</text:p>
      <text:p text:style-name="P85">}</text:p>
      <text:p text:style-name="P57">Exemplo de interação no HTML:</text:p>
      <text:p text:style-name="P57"/>
      <text:p text:style-name="P84"><text:span text:style-name="T61">&lt;</text:span><text:span text:style-name="T43">body</text:span><text:span text:style-name="T61">&gt;</text:span></text:p>
      <text:p text:style-name="P78"><text:span text:style-name="T61"><text:tab/>&lt;</text:span><text:span text:style-name="T43">div</text:span> <text:span text:style-name="T1">id</text:span>=<text:span text:style-name="T15">"area"</text:span> <text:span text:style-name="T1">onclick</text:span>=<text:span text:style-name="T15">"</text:span><text:span text:style-name="T11">clicar</text:span><text:span text:style-name="T15">()"</text:span><text:span text:style-name="T1">onmouseenter</text:span>=<text:span text:style-name="T15">"</text:span><text:span text:style-name="T11">entrar</text:span><text:span text:style-name="T15">()"</text:span> <text:span text:style-name="T1">onmouseout</text:span>=<text:span text:style-name="T15">"</text:span><text:span text:style-name="T11">sair</text:span><text:span text:style-name="T15">()"</text:span><text:span text:style-name="T61">&gt;</text:span></text:p>
      <text:p text:style-name="P78"><text:tab/>Interaja...</text:p>
      <text:p text:style-name="P78"><text:span text:style-name="T61"><text:tab/>&lt;/</text:span><text:span text:style-name="T43">div</text:span><text:span text:style-name="T61">&gt;</text:span></text:p>
      <text:p text:style-name="P78"><text:span text:style-name="T61">&lt;</text:span><text:span text:style-name="T43">script</text:span><text:span text:style-name="T61">&gt;</text:span></text:p>
      <text:p text:style-name="P78"><text:span text:style-name="T43"><text:tab/>function</text:span> <text:span text:style-name="T11">clicar</text:span>() {</text:p>
      <text:p text:style-name="P78"><text:span text:style-name="T43"><text:tab/><text:tab/>var</text:span> <text:span text:style-name="T1">area</text:span> = <text:span text:style-name="T1">window</text:span>.<text:span text:style-name="T1">document</text:span>.<text:span text:style-name="T11">getElementById</text:span>(<text:span text:style-name="T15">"area"</text:span>);</text:p>
      <text:p text:style-name="P78"><text:span text:style-name="T1"><text:tab/><text:tab/>area</text:span>.<text:span text:style-name="T1">innerText</text:span> = <text:span text:style-name="T15">"Clicou"</text:span></text:p>
      <text:p text:style-name="P78"><text:span text:style-name="T1"><text:tab/><text:tab/>area</text:span>.<text:span text:style-name="T49">style</text:span>.<text:span text:style-name="T1">background</text:span> = <text:span text:style-name="T15">"red"</text:span></text:p>
      <text:p text:style-name="P78"><text:tab/>}</text:p>
      <text:p text:style-name="P78"><text:span text:style-name="T43"><text:tab/>function</text:span> <text:span text:style-name="T11">entrar</text:span>(){</text:p>
      <text:p text:style-name="P78"><text:span text:style-name="T43"><text:tab/><text:tab/>var</text:span> <text:span text:style-name="T1">area</text:span> = <text:span text:style-name="T1">window</text:span>.<text:span text:style-name="T1">document</text:span>.<text:span text:style-name="T11">getElementById</text:span>(<text:span text:style-name="T15">"area"</text:span>);</text:p>
      <text:p text:style-name="P78"><text:span text:style-name="T1"><text:tab/><text:tab/>area</text:span>.<text:span text:style-name="T1">innerText</text:span> = <text:span text:style-name="T15">"Entrou!"</text:span></text:p>
      <text:p text:style-name="P78"><text:tab/>}</text:p>
      <text:p text:style-name="P78"><text:span text:style-name="T43"><text:tab/>function</text:span> <text:span text:style-name="T11">sair</text:span>(){</text:p>
      <text:p text:style-name="P78"><text:span text:style-name="T43"><text:tab/><text:tab/>var</text:span> <text:span text:style-name="T1">area</text:span> = <text:span text:style-name="T1">window</text:span>.<text:span text:style-name="T1">document</text:span>.<text:span text:style-name="T11">getElementById</text:span>(<text:span text:style-name="T15">"area"</text:span>);</text:p>
      <text:p text:style-name="P78"><text:span text:style-name="T1"><text:tab/><text:tab/>area</text:span>.<text:span text:style-name="T1">innerText</text:span> = <text:span text:style-name="T15">"Saiu!!"</text:span></text:p>
      <text:p text:style-name="P78"><text:span text:style-name="T1"><text:tab/><text:tab/>area</text:span>.<text:span text:style-name="T49">style</text:span>.<text:span text:style-name="T1">background</text:span> = <text:span text:style-name="T15">"green"</text:span></text:p>
      <text:p text:style-name="P78"><text:tab/>} </text:p>
      <text:p text:style-name="P78"><text:span text:style-name="T61">&lt;/</text:span><text:span text:style-name="T43">script</text:span><text:span text:style-name="T61">&gt;</text:span></text:p>
      <text:p text:style-name="P78"><text:span text:style-name="T61">&lt;/</text:span><text:span text:style-name="T43">body</text:span><text:span text:style-name="T61">&gt;</text:span></text:p>
      <text:p text:style-name="P36"/>
      <text:p text:style-name="P123">Exemplo de interação no próp<text:span text:style-name="T64">r</text:span>io JavaScript:</text:p>
      <text:p text:style-name="P38"/>
      <text:p text:style-name="P83"><text:span text:style-name="T61">&lt;</text:span><text:span text:style-name="T43">body</text:span><text:span text:style-name="T61">&gt;</text:span></text:p>
      <text:p text:style-name="P78"><text:span text:style-name="T61"><text:tab/>&lt;</text:span><text:span text:style-name="T43">div</text:span> <text:span text:style-name="T1">id</text:span>=<text:span text:style-name="T15">"area"</text:span><text:span text:style-name="T61">&gt;</text:span></text:p>
      <text:p text:style-name="P78"><text:tab/><text:tab/>Interaja...</text:p>
      <text:p text:style-name="P78"><text:span text:style-name="T61"><text:tab/>&lt;/</text:span><text:span text:style-name="T43">div</text:span><text:span text:style-name="T61">&gt;</text:span></text:p>
      <text:p text:style-name="P78"><text:span text:style-name="T61">&lt;</text:span><text:span text:style-name="T43">script</text:span><text:span text:style-name="T61">&gt;</text:span></text:p>
      <text:p text:style-name="P78"><text:span text:style-name="T43"><text:tab/>var</text:span> <text:span text:style-name="T1">area</text:span> = <text:span text:style-name="T1">window</text:span>.<text:span text:style-name="T1">document</text:span>.<text:span text:style-name="T11">getElementById</text:span>(<text:span text:style-name="T15">"area"</text:span>);</text:p>
      <text:p text:style-name="P78"><text:span text:style-name="T1"><text:tab/>area</text:span>.<text:span text:style-name="T11">addEventListener</text:span>(<text:span text:style-name="T15">"click"</text:span>, <text:span text:style-name="T11">clicar</text:span>)</text:p>
      <text:p text:style-name="P78"><text:span text:style-name="T1"><text:tab/>area</text:span>.<text:span text:style-name="T11">addEventListener</text:span>(<text:span text:style-name="T15">"mouseenter"</text:span>, <text:span text:style-name="T11">entrar</text:span>)</text:p>
      <text:p text:style-name="P78"><text:span text:style-name="T1"><text:tab/>area</text:span>.<text:span text:style-name="T11">addEventListener</text:span>(<text:span text:style-name="T15">"mouseout"</text:span>, <text:span text:style-name="T11">sair</text:span>)</text:p>
      <text:p text:style-name="P78"><text:span text:style-name="T43"><text:tab/>function</text:span> <text:span text:style-name="T11">clicar</text:span>() {</text:p>
      <text:p text:style-name="P78"><text:span text:style-name="T1"><text:tab/><text:tab/>area</text:span>.<text:span text:style-name="T1">innerText</text:span> = <text:span text:style-name="T15">"Clicou"</text:span></text:p>
      <text:p text:style-name="P78"><text:span text:style-name="T1"><text:tab/><text:tab/>area</text:span>.<text:span text:style-name="T49">style</text:span>.<text:span text:style-name="T1">background</text:span> = <text:span text:style-name="T15">"red"</text:span></text:p>
      <text:p text:style-name="P78"><text:tab/>}</text:p>
      <text:p text:style-name="P78"><text:span text:style-name="T43"><text:tab/>function</text:span> <text:span text:style-name="T11">entrar</text:span>(){</text:p>
      <text:p text:style-name="P78"><text:soft-page-break/><text:span text:style-name="T1"><text:tab/><text:tab/>area</text:span>.<text:span text:style-name="T1">innerText</text:span> = <text:span text:style-name="T15">"Entrou!"</text:span></text:p>
      <text:p text:style-name="P78"><text:tab/>}</text:p>
      <text:p text:style-name="P78"><text:span text:style-name="T43"><text:tab/>function</text:span> <text:span text:style-name="T11">sair</text:span>(){</text:p>
      <text:p text:style-name="P78"><text:span text:style-name="T1"><text:tab/><text:tab/>area</text:span>.<text:span text:style-name="T1">innerText</text:span> = <text:span text:style-name="T15">"Saiu!!"</text:span></text:p>
      <text:p text:style-name="P78"><text:span text:style-name="T1"><text:tab/><text:tab/>area</text:span>.<text:span text:style-name="T49">style</text:span>.<text:span text:style-name="T1">background</text:span> = <text:span text:style-name="T15">"green"</text:span></text:p>
      <text:p text:style-name="P78"><text:tab/>} </text:p>
      <text:p text:style-name="P78"><text:span text:style-name="T61">&lt;/</text:span><text:span text:style-name="T43">script</text:span><text:span text:style-name="T61">&gt;</text:span></text:p>
      <text:p text:style-name="P78"><text:span text:style-name="T61">&lt;/</text:span><text:span text:style-name="T43">body</text:span><text:span text:style-name="T61">&gt;</text:span></text:p>
      <text:p text:style-name="P38"/>
      <text:p text:style-name="P38"><text:span text:style-name="T19">Detectando erros</text:span>:</text:p>
      <text:p text:style-name="P38">Ao executar um código e perceber que ele não funcionou do jeito programado, você pode clicar com o botão direito do mouse na página e clicar em <text:span text:style-name="T19">inspencionar</text:span>. Irá abrir o <text:span text:style-name="T19">DevTools</text:span> e no final do <text:span text:style-name="T19">DevTools</text:span>, na aba <text:span text:style-name="T19">console</text:span> será apresentado o erro e aonde está acontecendo.</text:p>
      <text:p text:style-name="P38"/>
      <text:list xml:id="list212727330198606" text:continue-numbering="true" text:style-name="L7">
        <text:list-item>
          <text:p text:style-name="P113">Aula 11 – Condições (Parte 1)</text:p>
        </text:list-item>
      </text:list>
      <text:p text:style-name="P64">Sequências</text:p>
      <text:p text:style-name="P61">var n = 2</text:p>
      <text:p text:style-name="P61">n += 2</text:p>
      <text:p text:style-name="P61">window.alert(n)</text:p>
      <text:p text:style-name="P61"/>
      <text:p text:style-name="P65">Condições</text:p>
      <text:p text:style-name="P62">if (condição){</text:p>
      <text:p text:style-name="P62"><text:tab/>true</text:p>
      <text:p text:style-name="P62">}else{</text:p>
      <text:p text:style-name="P62"><text:tab/>false</text:p>
      <text:p text:style-name="P62">}</text:p>
      <text:p text:style-name="P61"/>
      <text:p text:style-name="P65">Tipos de Condição</text:p>
      <text:p text:style-name="P65"/>
      <text:p text:style-name="P65">Condição simples</text:p>
      <text:p text:style-name="P62">if (condição){</text:p>
      <text:p text:style-name="P62"><text:tab/>true</text:p>
      <text:p text:style-name="P62">}</text:p>
      <text:p text:style-name="P62"/>
      <text:p text:style-name="P65">Condição composta</text:p>
      <text:p text:style-name="P62">if (condição){</text:p>
      <text:p text:style-name="P62"><text:tab/>true</text:p>
      <text:p text:style-name="P62">}else{</text:p>
      <text:p text:style-name="P62"><text:tab/>false</text:p>
      <text:p text:style-name="P62">}</text:p>
      <text:p text:style-name="P62"/>
      <text:p text:style-name="P137"><text:span text:style-name="T43">var</text:span> <text:span text:style-name="T1">idade</text:span> = <text:span text:style-name="T60">17</text:span></text:p>
      <text:p text:style-name="P78"><text:span text:style-name="T65">if</text:span>(<text:span text:style-name="T1">idade</text:span> &lt; <text:span text:style-name="T60">18</text:span>){</text:p>
      <text:p text:style-name="P78"><text:span text:style-name="T1"><text:tab/>console</text:span>.<text:span text:style-name="T11">log</text:span>(<text:span text:style-name="T15">'Menor de idade!'</text:span>)</text:p>
      <text:p text:style-name="P78">}<text:span text:style-name="T65">else</text:span>{</text:p>
      <text:p text:style-name="P78"><text:span text:style-name="T1"><text:tab/>console</text:span>.<text:span text:style-name="T11">log</text:span>(<text:span text:style-name="T15">'Maior de idade!'</text:span>)</text:p>
      <text:p text:style-name="P78">}</text:p>
      <text:p text:style-name="P62"/>
      <text:list xml:id="list212728180350121" text:continue-numbering="true" text:style-name="L7">
        <text:list-item>
          <text:p text:style-name="P113">Aula 12 - Condições (Parte 2)</text:p>
        </text:list-item>
      </text:list>
      <text:p text:style-name="P133">Condição Aninhada</text:p>
      <text:p text:style-name="P130">if(condição1){</text:p>
      <text:p text:style-name="P130"><text:soft-page-break/><text:tab/>bloco 1</text:p>
      <text:p text:style-name="P130">} else {</text:p>
      <text:p text:style-name="P130"><text:tab/>if(condição 2){</text:p>
      <text:p text:style-name="P130"><text:tab/><text:tab/>bloco 2</text:p>
      <text:p text:style-name="P130"><text:tab/>}else{</text:p>
      <text:p text:style-name="P130"><text:tab/><text:tab/>bloco 3</text:p>
      <text:p text:style-name="P130"><text:tab/>}</text:p>
      <text:p text:style-name="P130">}</text:p>
      <text:p text:style-name="P129"/>
      <text:p text:style-name="P138"><text:span text:style-name="T43">var</text:span> <text:span text:style-name="T1">idade</text:span> = <text:span text:style-name="T60">66</text:span></text:p>
      <text:p text:style-name="P78"><text:span text:style-name="T1">console</text:span>.<text:span text:style-name="T11">log</text:span>(<text:span text:style-name="T15">`Você tem </text:span><text:span text:style-name="T43">${</text:span><text:span text:style-name="T1">idade</text:span><text:span text:style-name="T43">}</text:span><text:span text:style-name="T15"> anos.`</text:span>)</text:p>
      <text:p text:style-name="P78"><text:span text:style-name="T65">if</text:span>(<text:span text:style-name="T1">idade</text:span> &lt; <text:span text:style-name="T60">16</text:span>){</text:p>
      <text:p text:style-name="P78"><text:span text:style-name="T1"><text:tab/>console</text:span>.<text:span text:style-name="T11">log</text:span>(<text:span text:style-name="T15">'Não vota!'</text:span>)</text:p>
      <text:p text:style-name="P78">}<text:span text:style-name="T65">else</text:span> <text:span text:style-name="T65">if</text:span>(<text:span text:style-name="T1">idade</text:span> &lt; <text:span text:style-name="T60">18</text:span> || <text:span text:style-name="T1">idade</text:span> &gt; <text:span text:style-name="T60">65</text:span>){</text:p>
      <text:p text:style-name="P78"><text:span text:style-name="T1"><text:tab/>console</text:span>.<text:span text:style-name="T11">log</text:span>(<text:span text:style-name="T15">'Voto opcional!'</text:span>)</text:p>
      <text:p text:style-name="P78">}<text:span text:style-name="T65">else</text:span>{</text:p>
      <text:p text:style-name="P78"><text:span text:style-name="T1"><text:tab/>console</text:span>.<text:span text:style-name="T11">log</text:span>(<text:span text:style-name="T15">'Voto obrigatório'</text:span>)</text:p>
      <text:p text:style-name="P78">}</text:p>
      <text:p text:style-name="P129"/>
      <text:p text:style-name="P138"><text:span text:style-name="T43">var</text:span> <text:span text:style-name="T1">agora</text:span> = <text:span text:style-name="T43">new</text:span> <text:span text:style-name="T46">Date</text:span>()</text:p>
      <text:p text:style-name="P78"><text:span text:style-name="T43">var</text:span> <text:span text:style-name="T1">hora</text:span> = <text:span text:style-name="T1">agora</text:span>.<text:span text:style-name="T11">getHours</text:span>()</text:p>
      <text:p text:style-name="P78"><text:span text:style-name="T43">var</text:span> <text:span text:style-name="T1">minutos</text:span> = <text:span text:style-name="T1">agora</text:span>.<text:span text:style-name="T11">getMinutes</text:span>()</text:p>
      <text:p text:style-name="P78"><text:span text:style-name="T43">var</text:span> <text:span text:style-name="T1">segundos</text:span> = <text:span text:style-name="T1">agora</text:span>.<text:span text:style-name="T11">getSeconds</text:span>()</text:p>
      <text:p text:style-name="P78"><text:span text:style-name="T1">console</text:span>.<text:span text:style-name="T11">log</text:span>(<text:span text:style-name="T15">`Agora são exatamente </text:span><text:span text:style-name="T43">${</text:span><text:span text:style-name="T1">hora</text:span><text:span text:style-name="T43">}</text:span><text:span text:style-name="T15">h</text:span><text:span text:style-name="T43">${</text:span><text:span text:style-name="T1">minutos</text:span><text:span text:style-name="T43">}</text:span><text:span text:style-name="T15">min</text:span><text:span text:style-name="T43">${</text:span><text:span text:style-name="T1">segundos</text:span><text:span text:style-name="T43">}</text:span><text:span text:style-name="T15">seg.`</text:span>)</text:p>
      <text:p text:style-name="P78"><text:span text:style-name="T65">if</text:span> (<text:span text:style-name="T1">hora</text:span> &lt; <text:span text:style-name="T60">12</text:span>) {</text:p>
      <text:p text:style-name="P78"><text:span text:style-name="T1"><text:tab/>console</text:span>.<text:span text:style-name="T11">log</text:span>(<text:span text:style-name="T15">'Bom dia!'</text:span>)</text:p>
      <text:p text:style-name="P78">} <text:span text:style-name="T65">else</text:span> <text:span text:style-name="T65">if</text:span> (<text:span text:style-name="T1">hora</text:span> &lt;= <text:span text:style-name="T60">18</text:span>){</text:p>
      <text:p text:style-name="P78"><text:span text:style-name="T1"><text:tab/>console</text:span>.<text:span text:style-name="T11">log</text:span>(<text:span text:style-name="T15">'Boa tarde'</text:span>)</text:p>
      <text:p text:style-name="P78">}<text:span text:style-name="T65">else</text:span>{</text:p>
      <text:p text:style-name="P78"><text:span text:style-name="T1"><text:tab/>console</text:span>.<text:span text:style-name="T11">log</text:span>(<text:span text:style-name="T15">'Boa noite'</text:span>)</text:p>
      <text:p text:style-name="P78">}</text:p>
      <text:p text:style-name="P129"/>
      <text:p text:style-name="P134">Condição Multipla – <text:span text:style-name="T54">usada para valores fixos.</text:span></text:p>
      <text:p text:style-name="P132">switch(expressão){</text:p>
      <text:p text:style-name="P132"><text:tab/>case valor 1:</text:p>
      <text:p text:style-name="P132"><text:tab/><text:tab/>bloco</text:p>
      <text:p text:style-name="P132"><text:tab/><text:tab/>break</text:p>
      <text:p text:style-name="P132"><text:tab/>case valor 2:</text:p>
      <text:p text:style-name="P132"><text:tab/><text:tab/>bloco</text:p>
      <text:p text:style-name="P132"><text:tab/><text:tab/>break</text:p>
      <text:p text:style-name="P132"><text:tab/>case valor 3: </text:p>
      <text:p text:style-name="P132"><text:tab/><text:tab/>bloco</text:p>
      <text:p text:style-name="P132"><text:tab/><text:tab/>break</text:p>
      <text:p text:style-name="P132"><text:tab/>default:</text:p>
      <text:p text:style-name="P132"><text:tab/><text:tab/>bloco</text:p>
      <text:p text:style-name="P132"><text:tab/><text:tab/>break</text:p>
      <text:p text:style-name="P132">}</text:p>
      <text:p text:style-name="P129"/>
      <text:p text:style-name="P138"><text:span text:style-name="T43">var</text:span> <text:span text:style-name="T1">a</text:span><text:span text:style-name="T6">gora</text:span> = <text:span text:style-name="T43">new</text:span> <text:span text:style-name="T46">Date</text:span>()</text:p>
      <text:p text:style-name="P140"><text:span text:style-name="T45">var</text:span><text:span text:style-name="T67"> </text:span><text:span text:style-name="T1">diaSemana</text:span> = <text:span text:style-name="T6">agora</text:span>.<text:span text:style-name="T11">getDay</text:span>()</text:p>
      <text:p text:style-name="P141"/>
      <text:p text:style-name="P78"><text:span text:style-name="T1">console</text:span>.<text:span text:style-name="T11">log</text:span>(<text:span text:style-name="T1">diaSemana</text:span>)</text:p>
      <text:p text:style-name="P78"><text:soft-page-break/><text:span text:style-name="T65">switch</text:span> (<text:span text:style-name="T1">diaSemana</text:span>) {</text:p>
      <text:p text:style-name="P78"><text:span text:style-name="T65"><text:tab/>case</text:span> <text:span text:style-name="T60">0</text:span>:</text:p>
      <text:p text:style-name="P78"><text:span text:style-name="T1"><text:tab/><text:tab/>console</text:span>.<text:span text:style-name="T11">log</text:span>(<text:span text:style-name="T15">'Domingo'</text:span>)</text:p>
      <text:p text:style-name="P78"><text:span text:style-name="T65"><text:tab/><text:tab/>break</text:span>;</text:p>
      <text:p text:style-name="P78"><text:span text:style-name="T65"><text:tab/>case</text:span> <text:span text:style-name="T60">1</text:span>:</text:p>
      <text:p text:style-name="P78"><text:span text:style-name="T1"><text:tab/><text:tab/>console</text:span>.<text:span text:style-name="T11">log</text:span>(<text:span text:style-name="T15">'Segunda'</text:span>)</text:p>
      <text:p text:style-name="P78"><text:span text:style-name="T65"><text:tab/><text:tab/>break</text:span>;</text:p>
      <text:p text:style-name="P78"><text:span text:style-name="T65"><text:tab/>case</text:span> <text:span text:style-name="T60">2</text:span>:</text:p>
      <text:p text:style-name="P78"><text:span text:style-name="T1"><text:tab/><text:tab/>console</text:span>.<text:span text:style-name="T11">log</text:span>(<text:span text:style-name="T15">'Terça'</text:span>)</text:p>
      <text:p text:style-name="P78"><text:span text:style-name="T65"><text:tab/><text:tab/>break</text:span>;</text:p>
      <text:p text:style-name="P78"><text:span text:style-name="T65"><text:tab/>case</text:span> <text:span text:style-name="T60">3</text:span>:</text:p>
      <text:p text:style-name="P78"><text:span text:style-name="T1"><text:tab/><text:tab/>console</text:span>.<text:span text:style-name="T11">log</text:span>(<text:span text:style-name="T15">'Quarta'</text:span>)</text:p>
      <text:p text:style-name="P78"><text:span text:style-name="T65"><text:tab/><text:tab/>break</text:span>;</text:p>
      <text:p text:style-name="P78"><text:span text:style-name="T65"><text:tab/>case</text:span> <text:span text:style-name="T60">4</text:span>:</text:p>
      <text:p text:style-name="P78"><text:span text:style-name="T1"><text:tab/><text:tab/>console</text:span>.<text:span text:style-name="T11">log</text:span>(<text:span text:style-name="T15">'Quinta'</text:span>)</text:p>
      <text:p text:style-name="P78"><text:span text:style-name="T65"><text:tab/><text:tab/>break</text:span>;</text:p>
      <text:p text:style-name="P78"><text:span text:style-name="T65"><text:tab/>case</text:span> <text:span text:style-name="T60">5</text:span>:</text:p>
      <text:p text:style-name="P78"><text:span text:style-name="T1"><text:tab/><text:tab/>console</text:span>.<text:span text:style-name="T11">log</text:span>(<text:span text:style-name="T15">'Sexta'</text:span>)</text:p>
      <text:p text:style-name="P78"><text:span text:style-name="T65"><text:tab/><text:tab/>break</text:span>;</text:p>
      <text:p text:style-name="P78"><text:span text:style-name="T65"><text:tab/>case</text:span> <text:span text:style-name="T60">6</text:span>:</text:p>
      <text:p text:style-name="P78"><text:span text:style-name="T1"><text:tab/><text:tab/>console</text:span>.<text:span text:style-name="T11">log</text:span>(<text:span text:style-name="T15">'Sábado'</text:span>)</text:p>
      <text:p text:style-name="P78"><text:span text:style-name="T65"><text:tab/><text:tab/>break</text:span>;</text:p>
      <text:p text:style-name="P78"><text:span text:style-name="T65"><text:tab/>default</text:span>:</text:p>
      <text:p text:style-name="P78"><text:span text:style-name="T1"><text:tab/><text:tab/>console</text:span>.<text:span text:style-name="T11">log</text:span>(<text:span text:style-name="T15">'ERRO! Dia inválido!'</text:span>)</text:p>
      <text:p text:style-name="P78"><text:span text:style-name="T65"><text:tab/><text:tab/>break</text:span>;</text:p>
      <text:p text:style-name="P78">}</text:p>
      <text:p text:style-name="P129"/>
      <text:list xml:id="list212728493621903" text:continue-numbering="true" text:style-name="L7">
        <text:list-item>
          <text:p text:style-name="P114"><text:span text:style-name="T66">Exercícios Javascript – Parte 1</text:span></text:p>
        </text:list-item>
      </text:list>
      <text:p text:style-name="P128"/>
      <text:list xml:id="list212726751695637" text:continue-numbering="true" text:style-name="L7">
        <text:list-item>
          <text:p text:style-name="P115"><text:span text:style-name="T66">Exercícios Javascript – Parte 2</text:span></text:p>
        </text:list-item>
      </text:list>
      <text:p text:style-name="P128"/>
      <text:list xml:id="list212727504514985" text:continue-numbering="true" text:style-name="L7">
        <text:list-item>
          <text:p text:style-name="P115"><text:span text:style-name="T66">Exercícios Javascript – Parte 3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1T20:57:33.983777748</meta:creation-date>
    <dc:date>2021-05-28T21:27:26.382249930</dc:date>
    <meta:editing-duration>PT8H55M9S</meta:editing-duration>
    <meta:editing-cycles>11</meta:editing-cycles>
    <meta:generator>LibreOffice/6.1.5.2$Linux_X86_64 LibreOffice_project/10$Build-2</meta:generator>
    <meta:document-statistic meta:table-count="5" meta:image-count="0" meta:object-count="0" meta:page-count="10" meta:paragraph-count="399" meta:word-count="1682" meta:character-count="10640" meta:non-whitespace-character-count="9242"/>
  </office:meta>
</office:document-meta>
</file>